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_32_2" style:data-style-name="N36"/>
    <style:style style:name="ce53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465280" table:style-name="ce5">
            <text:p>2.465.280</text:p>
          </table:table-cell>
          <table:table-cell office:value-type="float" office:value="337000" table:style-name="ce5">
            <text:p>337.000</text:p>
          </table:table-cell>
          <table:table-cell office:value-type="float" office:value="951000" table:style-name="ce5">
            <text:p>951.000</text:p>
          </table:table-cell>
          <table:table-cell office:value-type="float" office:value="48650" table:style-name="ce5">
            <text:p>48.650</text:p>
          </table:table-cell>
          <table:table-cell office:value-type="float" office:value="3801930" table:style-name="ce6">
            <text:p>3.801.930</text:p>
          </table:table-cell>
          <table:table-cell office:value-type="float" office:value="3551351" table:style-name="ce6">
            <text:p>3.551.351</text:p>
          </table:table-cell>
          <table:table-cell office:value-type="percentage" office:value="0.93409163240775084" table:style-name="ce7">
            <text:p>93,4%</text:p>
          </table:table-cell>
          <table:table-cell office:value-type="float" office:value="2442005" table:style-name="ce5">
            <text:p>2.442.005</text:p>
          </table:table-cell>
          <table:table-cell office:value-type="float" office:value="1144670" table:style-name="ce5">
            <text:p>1.144.670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496395" table:style-name="ce5">
            <text:p>496.395</text:p>
          </table:table-cell>
          <table:table-cell office:value-type="float" office:value="67300" table:style-name="ce5">
            <text:p>67.300</text:p>
          </table:table-cell>
          <table:table-cell office:value-type="float" office:value="149400" table:style-name="ce5">
            <text:p>149.400</text:p>
          </table:table-cell>
          <table:table-cell office:value-type="float" office:value="7600" table:style-name="ce5">
            <text:p>7.600</text:p>
          </table:table-cell>
          <table:table-cell office:value-type="float" office:value="720695" table:style-name="ce6">
            <text:p>720.695</text:p>
          </table:table-cell>
          <table:table-cell office:value-type="float" office:value="668287" table:style-name="ce6">
            <text:p>668.287</text:p>
          </table:table-cell>
          <table:table-cell office:value-type="percentage" office:value="0.9272813048515669" table:style-name="ce7">
            <text:p>92,7%</text:p>
          </table:table-cell>
          <table:table-cell office:value-type="float" office:value="448908" table:style-name="ce5">
            <text:p>448.908</text:p>
          </table:table-cell>
          <table:table-cell office:value-type="float" office:value="227234" table:style-name="ce5">
            <text:p>227.234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466565" table:style-name="ce5">
            <text:p>466.565</text:p>
          </table:table-cell>
          <table:table-cell office:value-type="float" office:value="60400" table:style-name="ce5">
            <text:p>60.400</text:p>
          </table:table-cell>
          <table:table-cell office:value-type="float" office:value="114600" table:style-name="ce5">
            <text:p>114.600</text:p>
          </table:table-cell>
          <table:table-cell office:value-type="float" office:value="5850" table:style-name="ce5">
            <text:p>5.850</text:p>
          </table:table-cell>
          <table:table-cell office:value-type="float" office:value="647415" table:style-name="ce6">
            <text:p>647.415</text:p>
          </table:table-cell>
          <table:table-cell office:value-type="float" office:value="613773" table:style-name="ce6">
            <text:p>613.773</text:p>
          </table:table-cell>
          <table:table-cell office:value-type="percentage" office:value="0.94803642176965319" table:style-name="ce7">
            <text:p>94,8%</text:p>
          </table:table-cell>
          <table:table-cell office:value-type="float" office:value="405443" table:style-name="ce5">
            <text:p>405.443</text:p>
          </table:table-cell>
          <table:table-cell office:value-type="float" office:value="214076" table:style-name="ce5">
            <text:p>214.076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274140" table:style-name="ce5">
            <text:p>274.140</text:p>
          </table:table-cell>
          <table:table-cell office:value-type="float" office:value="39600" table:style-name="ce5">
            <text:p>39.600</text:p>
          </table:table-cell>
          <table:table-cell office:value-type="float" office:value="131500" table:style-name="ce5">
            <text:p>131.500</text:p>
          </table:table-cell>
          <table:table-cell office:value-type="float" office:value="6700" table:style-name="ce5">
            <text:p>6.700</text:p>
          </table:table-cell>
          <table:table-cell office:value-type="float" office:value="451940" table:style-name="ce6">
            <text:p>451.940</text:p>
          </table:table-cell>
          <table:table-cell office:value-type="float" office:value="416984" table:style-name="ce6">
            <text:p>416.984</text:p>
          </table:table-cell>
          <table:table-cell office:value-type="percentage" office:value="0.92265344957295214" table:style-name="ce7">
            <text:p>92,3%</text:p>
          </table:table-cell>
          <table:table-cell office:value-type="float" office:value="297117" table:style-name="ce5">
            <text:p>297.117</text:p>
          </table:table-cell>
          <table:table-cell office:value-type="float" office:value="126233" table:style-name="ce5">
            <text:p>126.233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553380" table:style-name="ce5">
            <text:p>553.380</text:p>
          </table:table-cell>
          <table:table-cell office:value-type="float" office:value="76600" table:style-name="ce5">
            <text:p>76.600</text:p>
          </table:table-cell>
          <table:table-cell office:value-type="float" office:value="244500" table:style-name="ce5">
            <text:p>244.500</text:p>
          </table:table-cell>
          <table:table-cell office:value-type="float" office:value="12500" table:style-name="ce5">
            <text:p>12.500</text:p>
          </table:table-cell>
          <table:table-cell office:value-type="float" office:value="886980" table:style-name="ce6">
            <text:p>886.980</text:p>
          </table:table-cell>
          <table:table-cell office:value-type="float" office:value="766366" table:style-name="ce6">
            <text:p>766.366</text:p>
          </table:table-cell>
          <table:table-cell office:value-type="percentage" office:value="0.86401722699497174" table:style-name="ce7">
            <text:p>86,4%</text:p>
          </table:table-cell>
          <table:table-cell office:value-type="float" office:value="530015" table:style-name="ce5">
            <text:p>530.015</text:p>
          </table:table-cell>
          <table:table-cell office:value-type="float" office:value="247468" table:style-name="ce5">
            <text:p>247.468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20695" table:style-name="ce5">
            <text:p>220.695</text:p>
          </table:table-cell>
          <table:table-cell office:value-type="float" office:value="29300" table:style-name="ce5">
            <text:p>29.300</text:p>
          </table:table-cell>
          <table:table-cell office:value-type="float" office:value="65400" table:style-name="ce5">
            <text:p>65.400</text:p>
          </table:table-cell>
          <table:table-cell office:value-type="float" office:value="3300" table:style-name="ce5">
            <text:p>3.300</text:p>
          </table:table-cell>
          <table:table-cell office:value-type="float" office:value="318695" table:style-name="ce6">
            <text:p>318.695</text:p>
          </table:table-cell>
          <table:table-cell office:value-type="float" office:value="287063" table:style-name="ce6">
            <text:p>287.063</text:p>
          </table:table-cell>
          <table:table-cell office:value-type="percentage" office:value="0.90074522662733958" table:style-name="ce7">
            <text:p>90,1%</text:p>
          </table:table-cell>
          <table:table-cell office:value-type="float" office:value="196524" table:style-name="ce5">
            <text:p>196.524</text:p>
          </table:table-cell>
          <table:table-cell office:value-type="float" office:value="92243" table:style-name="ce5">
            <text:p>92.243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087815" table:style-name="ce5">
            <text:p>1.087.815</text:p>
          </table:table-cell>
          <table:table-cell office:value-type="float" office:value="144000" table:style-name="ce5">
            <text:p>144.000</text:p>
          </table:table-cell>
          <table:table-cell office:value-type="float" office:value="269100" table:style-name="ce5">
            <text:p>269.100</text:p>
          </table:table-cell>
          <table:table-cell office:value-type="float" office:value="13800" table:style-name="ce5">
            <text:p>13.800</text:p>
          </table:table-cell>
          <table:table-cell office:value-type="float" office:value="1514715" table:style-name="ce6">
            <text:p>1.514.715</text:p>
          </table:table-cell>
          <table:table-cell office:value-type="float" office:value="1332562" table:style-name="ce6">
            <text:p>1.332.562</text:p>
          </table:table-cell>
          <table:table-cell office:value-type="percentage" office:value="0.87974437435425146" table:style-name="ce7">
            <text:p>88,0%</text:p>
          </table:table-cell>
          <table:table-cell office:value-type="float" office:value="889728" table:style-name="ce5">
            <text:p>889.728</text:p>
          </table:table-cell>
          <table:table-cell office:value-type="float" office:value="455402" table:style-name="ce5">
            <text:p>455.402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687825" table:style-name="ce5">
            <text:p>687.825</text:p>
          </table:table-cell>
          <table:table-cell office:value-type="float" office:value="94500" table:style-name="ce5">
            <text:p>94.500</text:p>
          </table:table-cell>
          <table:table-cell office:value-type="float" office:value="228800" table:style-name="ce5">
            <text:p>228.800</text:p>
          </table:table-cell>
          <table:table-cell office:value-type="float" office:value="11700" table:style-name="ce5">
            <text:p>11.700</text:p>
          </table:table-cell>
          <table:table-cell office:value-type="float" office:value="1022825" table:style-name="ce6">
            <text:p>1.022.825</text:p>
          </table:table-cell>
          <table:table-cell office:value-type="float" office:value="915619" table:style-name="ce6">
            <text:p>915.619</text:p>
          </table:table-cell>
          <table:table-cell office:value-type="percentage" office:value="0.8951863710800968" table:style-name="ce7">
            <text:p>89,5%</text:p>
          </table:table-cell>
          <table:table-cell office:value-type="float" office:value="629262" table:style-name="ce5">
            <text:p>629.262</text:p>
          </table:table-cell>
          <table:table-cell office:value-type="float" office:value="292955" table:style-name="ce5">
            <text:p>292.955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434220" table:style-name="ce5">
            <text:p>2.434.220</text:p>
          </table:table-cell>
          <table:table-cell office:value-type="float" office:value="336200" table:style-name="ce5">
            <text:p>336.200</text:p>
          </table:table-cell>
          <table:table-cell office:value-type="float" office:value="874100" table:style-name="ce5">
            <text:p>874.100</text:p>
          </table:table-cell>
          <table:table-cell office:value-type="float" office:value="44700" table:style-name="ce5">
            <text:p>44.700</text:p>
          </table:table-cell>
          <table:table-cell office:value-type="float" office:value="3689220" table:style-name="ce6">
            <text:p>3.689.220</text:p>
          </table:table-cell>
          <table:table-cell office:value-type="float" office:value="3312963" table:style-name="ce6">
            <text:p>3.312.963</text:p>
          </table:table-cell>
          <table:table-cell office:value-type="percentage" office:value="0.89801177484671557" table:style-name="ce7">
            <text:p>89,8%</text:p>
          </table:table-cell>
          <table:table-cell office:value-type="float" office:value="2294659" table:style-name="ce5">
            <text:p>2.294.659</text:p>
          </table:table-cell>
          <table:table-cell office:value-type="float" office:value="1047955" table:style-name="ce5">
            <text:p>1.047.955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511830" table:style-name="ce5">
            <text:p>1.511.830</text:p>
          </table:table-cell>
          <table:table-cell office:value-type="float" office:value="207100" table:style-name="ce5">
            <text:p>207.100</text:p>
          </table:table-cell>
          <table:table-cell office:value-type="float" office:value="568100" table:style-name="ce5">
            <text:p>568.100</text:p>
          </table:table-cell>
          <table:table-cell office:value-type="float" office:value="29000" table:style-name="ce5">
            <text:p>29.000</text:p>
          </table:table-cell>
          <table:table-cell office:value-type="float" office:value="2316030" table:style-name="ce6">
            <text:p>2.316.030</text:p>
          </table:table-cell>
          <table:table-cell office:value-type="float" office:value="2144330" table:style-name="ce6">
            <text:p>2.144.330</text:p>
          </table:table-cell>
          <table:table-cell office:value-type="percentage" office:value="0.92586451816254534" table:style-name="ce7">
            <text:p>92,6%</text:p>
          </table:table-cell>
          <table:table-cell office:value-type="float" office:value="1488047" table:style-name="ce5">
            <text:p>1.488.047</text:p>
          </table:table-cell>
          <table:table-cell office:value-type="float" office:value="681403" table:style-name="ce5">
            <text:p>681.403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01975" table:style-name="ce5">
            <text:p>401.975</text:p>
          </table:table-cell>
          <table:table-cell office:value-type="float" office:value="52900" table:style-name="ce5">
            <text:p>52.900</text:p>
          </table:table-cell>
          <table:table-cell office:value-type="float" office:value="119400" table:style-name="ce5">
            <text:p>119.400</text:p>
          </table:table-cell>
          <table:table-cell office:value-type="float" office:value="6100" table:style-name="ce5">
            <text:p>6.100</text:p>
          </table:table-cell>
          <table:table-cell office:value-type="float" office:value="580375" table:style-name="ce6">
            <text:p>580.375</text:p>
          </table:table-cell>
          <table:table-cell office:value-type="float" office:value="542882" table:style-name="ce6">
            <text:p>542.882</text:p>
          </table:table-cell>
          <table:table-cell office:value-type="percentage" office:value="0.93539866465647215" table:style-name="ce7">
            <text:p>93,5%</text:p>
          </table:table-cell>
          <table:table-cell office:value-type="float" office:value="364929" table:style-name="ce5">
            <text:p>364.929</text:p>
          </table:table-cell>
          <table:table-cell office:value-type="float" office:value="182588" table:style-name="ce5">
            <text:p>182.588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135015" table:style-name="ce5">
            <text:p>1.135.015</text:p>
          </table:table-cell>
          <table:table-cell office:value-type="float" office:value="147400" table:style-name="ce5">
            <text:p>147.400</text:p>
          </table:table-cell>
          <table:table-cell office:value-type="float" office:value="303700" table:style-name="ce5">
            <text:p>303.700</text:p>
          </table:table-cell>
          <table:table-cell office:value-type="float" office:value="15550" table:style-name="ce5">
            <text:p>15.550</text:p>
          </table:table-cell>
          <table:table-cell office:value-type="float" office:value="1601665" table:style-name="ce6">
            <text:p>1.601.665</text:p>
          </table:table-cell>
          <table:table-cell office:value-type="float" office:value="1533508" table:style-name="ce6">
            <text:p>1.533.508</text:p>
          </table:table-cell>
          <table:table-cell office:value-type="percentage" office:value="0.9574461575922556" table:style-name="ce7">
            <text:p>95,7%</text:p>
          </table:table-cell>
          <table:table-cell office:value-type="float" office:value="1029985" table:style-name="ce5">
            <text:p>1.029.985</text:p>
          </table:table-cell>
          <table:table-cell office:value-type="float" office:value="514070" table:style-name="ce5">
            <text:p>514.070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15895" table:style-name="ce5">
            <text:p>115.895</text:p>
          </table:table-cell>
          <table:table-cell office:value-type="float" office:value="15300" table:style-name="ce5">
            <text:p>15.300</text:p>
          </table:table-cell>
          <table:table-cell office:value-type="float" office:value="35700" table:style-name="ce5">
            <text:p>35.700</text:p>
          </table:table-cell>
          <table:table-cell office:value-type="float" office:value="1900" table:style-name="ce5">
            <text:p>1.900</text:p>
          </table:table-cell>
          <table:table-cell office:value-type="float" office:value="168795" table:style-name="ce6">
            <text:p>168.795</text:p>
          </table:table-cell>
          <table:table-cell office:value-type="float" office:value="157406" table:style-name="ce6">
            <text:p>157.406</text:p>
          </table:table-cell>
          <table:table-cell office:value-type="percentage" office:value="0.93252762226369268" table:style-name="ce7">
            <text:p>93,3%</text:p>
          </table:table-cell>
          <table:table-cell office:value-type="float" office:value="108702" table:style-name="ce5">
            <text:p>108.702</text:p>
          </table:table-cell>
          <table:table-cell office:value-type="float" office:value="50551" table:style-name="ce5">
            <text:p>50.551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1992435" table:style-name="ce5">
            <text:p>1.992.435</text:p>
          </table:table-cell>
          <table:table-cell office:value-type="float" office:value="276200" table:style-name="ce5">
            <text:p>276.200</text:p>
          </table:table-cell>
          <table:table-cell office:value-type="float" office:value="762000" table:style-name="ce5">
            <text:p>762.000</text:p>
          </table:table-cell>
          <table:table-cell office:value-type="float" office:value="38900" table:style-name="ce5">
            <text:p>38.900</text:p>
          </table:table-cell>
          <table:table-cell office:value-type="float" office:value="3069535" table:style-name="ce6">
            <text:p>3.069.535</text:p>
          </table:table-cell>
          <table:table-cell office:value-type="float" office:value="2749920" table:style-name="ce6">
            <text:p>2.749.920</text:p>
          </table:table-cell>
          <table:table-cell office:value-type="percentage" office:value="0.89587510811898219" table:style-name="ce7">
            <text:p>89,6%</text:p>
          </table:table-cell>
          <table:table-cell office:value-type="float" office:value="1945081" table:style-name="ce5">
            <text:p>1.945.081</text:p>
          </table:table-cell>
          <table:table-cell office:value-type="float" office:value="827497" table:style-name="ce5">
            <text:p>827.497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424265" table:style-name="ce5">
            <text:p>424.265</text:p>
          </table:table-cell>
          <table:table-cell office:value-type="float" office:value="57700" table:style-name="ce5">
            <text:p>57.700</text:p>
          </table:table-cell>
          <table:table-cell office:value-type="float" office:value="169800" table:style-name="ce5">
            <text:p>169.800</text:p>
          </table:table-cell>
          <table:table-cell office:value-type="float" office:value="8650" table:style-name="ce5">
            <text:p>8.650</text:p>
          </table:table-cell>
          <table:table-cell office:value-type="float" office:value="660415" table:style-name="ce6">
            <text:p>660.415</text:p>
          </table:table-cell>
          <table:table-cell office:value-type="float" office:value="552805" table:style-name="ce6">
            <text:p>552.805</text:p>
          </table:table-cell>
          <table:table-cell office:value-type="percentage" office:value="0.83705700203659816" table:style-name="ce7">
            <text:p>83,7%</text:p>
          </table:table-cell>
          <table:table-cell office:value-type="float" office:value="382925" table:style-name="ce5">
            <text:p>382.925</text:p>
          </table:table-cell>
          <table:table-cell office:value-type="float" office:value="170427" table:style-name="ce5">
            <text:p>170.427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20695" table:style-name="ce5">
            <text:p>220.695</text:p>
          </table:table-cell>
          <table:table-cell office:value-type="float" office:value="30200" table:style-name="ce5">
            <text:p>30.200</text:p>
          </table:table-cell>
          <table:table-cell office:value-type="float" office:value="74300" table:style-name="ce5">
            <text:p>74.300</text:p>
          </table:table-cell>
          <table:table-cell office:value-type="float" office:value="3850" table:style-name="ce5">
            <text:p>3.850</text:p>
          </table:table-cell>
          <table:table-cell office:value-type="float" office:value="329045" table:style-name="ce6">
            <text:p>329.045</text:p>
          </table:table-cell>
          <table:table-cell office:value-type="float" office:value="315599" table:style-name="ce6">
            <text:p>315.599</text:p>
          </table:table-cell>
          <table:table-cell office:value-type="percentage" office:value="0.95913628834961784" table:style-name="ce7">
            <text:p>95,9%</text:p>
          </table:table-cell>
          <table:table-cell office:value-type="float" office:value="219378" table:style-name="ce5">
            <text:p>219.378</text:p>
          </table:table-cell>
          <table:table-cell office:value-type="float" office:value="100097" table:style-name="ce5">
            <text:p>100.097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805950" table:style-name="ce5">
            <text:p>805.950</text:p>
          </table:table-cell>
          <table:table-cell office:value-type="float" office:value="107400" table:style-name="ce5">
            <text:p>107.400</text:p>
          </table:table-cell>
          <table:table-cell office:value-type="float" office:value="249500" table:style-name="ce5">
            <text:p>249.500</text:p>
          </table:table-cell>
          <table:table-cell office:value-type="float" office:value="12750" table:style-name="ce5">
            <text:p>12.750</text:p>
          </table:table-cell>
          <table:table-cell office:value-type="float" office:value="1175600" table:style-name="ce6">
            <text:p>1.175.600</text:p>
          </table:table-cell>
          <table:table-cell office:value-type="float" office:value="1080358" table:style-name="ce6">
            <text:p>1.080.358</text:p>
          </table:table-cell>
          <table:table-cell office:value-type="percentage" office:value="0.91898434841782917" table:style-name="ce7">
            <text:p>91,9%</text:p>
          </table:table-cell>
          <table:table-cell office:value-type="float" office:value="776645" table:style-name="ce5">
            <text:p>776.645</text:p>
          </table:table-cell>
          <table:table-cell office:value-type="float" office:value="316410" table:style-name="ce5">
            <text:p>316.410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17190" table:style-name="ce5">
            <text:p>17.190</text:p>
          </table:table-cell>
          <table:table-cell office:value-type="float" office:value="2600" table:style-name="ce5">
            <text:p>2.6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30240" table:style-name="ce6">
            <text:p>30.240</text:p>
          </table:table-cell>
          <table:table-cell office:value-type="float" office:value="27936" table:style-name="ce6">
            <text:p>27.936</text:p>
          </table:table-cell>
          <table:table-cell office:value-type="percentage" office:value="0.92380952380952386" table:style-name="ce7">
            <text:p>92,4%</text:p>
          </table:table-cell>
          <table:table-cell office:value-type="float" office:value="20126" table:style-name="ce5">
            <text:p>20.126</text:p>
          </table:table-cell>
          <table:table-cell office:value-type="float" office:value="8257" table:style-name="ce5">
            <text:p>8.257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17190" table:style-name="ce5">
            <text:p>17.190</text:p>
          </table:table-cell>
          <table:table-cell office:value-type="float" office:value="2500" table:style-name="ce5">
            <text:p>2.5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30140" table:style-name="ce6">
            <text:p>30.140</text:p>
          </table:table-cell>
          <table:table-cell office:value-type="float" office:value="25015" table:style-name="ce6">
            <text:p>25.015</text:p>
          </table:table-cell>
          <table:table-cell office:value-type="percentage" office:value="0.82996018579960185" table:style-name="ce7">
            <text:p>83,0%</text:p>
          </table:table-cell>
          <table:table-cell office:value-type="float" office:value="18390" table:style-name="ce5">
            <text:p>18.390</text:p>
          </table:table-cell>
          <table:table-cell office:value-type="float" office:value="7090" table:style-name="ce5">
            <text:p>7.090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7213" table:style-name="ce6">
            <text:p>77.213</text:p>
          </table:table-cell>
          <table:table-cell office:value-type="percentage" office:value="0.84533610685351435" table:style-name="ce7">
            <text:p>84,5%</text:p>
          </table:table-cell>
          <table:table-cell office:value-type="float" office:value="67683" table:style-name="ce5">
            <text:p>67.683</text:p>
          </table:table-cell>
          <table:table-cell office:value-type="float" office:value="9530" table:style-name="ce5">
            <text:p>9.530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5350595" table:style-name="ce11">
            <text:p>15.350.595</text:p>
          </table:table-cell>
          <table:table-cell office:value-type="float" office:value="2087600" table:style-name="ce12">
            <text:p>2.087.600</text:p>
          </table:table-cell>
          <table:table-cell office:value-type="float" office:value="5397000" table:style-name="ce13">
            <text:p>5.397.000</text:p>
          </table:table-cell>
          <table:table-cell office:value-type="float" office:value="272400" table:style-name="ce14">
            <text:p>272.400</text:p>
          </table:table-cell>
          <table:table-cell office:value-type="float" office:value="23107595" table:style-name="ce15">
            <text:p>23.107.595</text:p>
          </table:table-cell>
          <table:table-cell office:value-type="float" office:value="21071940" table:style-name="ce15">
            <text:p>21.071.940</text:p>
          </table:table-cell>
          <table:table-cell office:value-type="percentage" office:value="0.91190537137248595" table:style-name="ce16">
            <text:p>91,2%</text:p>
          </table:table-cell>
          <table:table-cell office:value-type="float" office:value="14555552" table:style-name="ce15">
            <text:p>14.555.552</text:p>
          </table:table-cell>
          <table:table-cell office:value-type="float" office:value="6716156" table:style-name="ce15">
            <text:p>6.716.156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473" table:style-name="ce5">
            <text:p>18.473</text:p>
          </table:table-cell>
          <table:table-cell office:value-type="float" office:value="17794" table:style-name="ce5">
            <text:p>17.794</text:p>
          </table:table-cell>
          <table:table-cell office:value-type="percentage" office:value="0.99434815373021856" table:style-name="ce25">
            <text:p>99,4%</text:p>
          </table:table-cell>
          <table:table-cell office:value-type="percentage" office:value="0.95779954785229837" table:style-name="ce25">
            <text:p>95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47" table:style-name="ce5">
            <text:p>5.447</text:p>
          </table:table-cell>
          <table:table-cell office:value-type="float" office:value="5244" table:style-name="ce5">
            <text:p>5.244</text:p>
          </table:table-cell>
          <table:table-cell office:value-type="percentage" office:value="0.99108442503639005" table:style-name="ce25">
            <text:p>99,1%</text:p>
          </table:table-cell>
          <table:table-cell office:value-type="percentage" office:value="0.95414847161572047" table:style-name="ce25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07" table:style-name="ce5">
            <text:p>10.807</text:p>
          </table:table-cell>
          <table:table-cell office:value-type="float" office:value="10798" table:style-name="ce5">
            <text:p>10.798</text:p>
          </table:table-cell>
          <table:table-cell office:value-type="float" office:value="9810" table:style-name="ce5">
            <text:p>9.810</text:p>
          </table:table-cell>
          <table:table-cell office:value-type="percentage" office:value="0.99916720644027024" table:style-name="ce25">
            <text:p>99,9%</text:p>
          </table:table-cell>
          <table:table-cell office:value-type="percentage" office:value="0.90774498010548721" table:style-name="ce25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192" table:style-name="ce5">
            <text:p>7.192</text:p>
          </table:table-cell>
          <table:table-cell office:value-type="float" office:value="6982" table:style-name="ce5">
            <text:p>6.982</text:p>
          </table:table-cell>
          <table:table-cell office:value-type="percentage" office:value="0.96278447121820621" table:style-name="ce25">
            <text:p>96,3%</text:p>
          </table:table-cell>
          <table:table-cell office:value-type="percentage" office:value="0.9346720214190094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008" table:style-name="ce5">
            <text:p>25.008</text:p>
          </table:table-cell>
          <table:table-cell office:value-type="float" office:value="23753" table:style-name="ce5">
            <text:p>23.753</text:p>
          </table:table-cell>
          <table:table-cell office:value-type="percentage" office:value="0.97817413752640225" table:style-name="ce25">
            <text:p>97,8%</text:p>
          </table:table-cell>
          <table:table-cell office:value-type="percentage" office:value="0.9290855041852460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07" table:style-name="ce5">
            <text:p>80.207</text:p>
          </table:table-cell>
          <table:table-cell office:value-type="float" office:value="79530" table:style-name="ce5">
            <text:p>79.530</text:p>
          </table:table-cell>
          <table:table-cell office:value-type="float" office:value="65521" table:style-name="ce5">
            <text:p>65.521</text:p>
          </table:table-cell>
          <table:table-cell office:value-type="percentage" office:value="0.99155934020721381" table:style-name="ce25">
            <text:p>99,2%</text:p>
          </table:table-cell>
          <table:table-cell office:value-type="percentage" office:value="0.81689877442118519" table:style-name="ce25">
            <text:p>81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087" table:style-name="ce5">
            <text:p>30.087</text:p>
          </table:table-cell>
          <table:table-cell office:value-type="float" office:value="30087" table:style-name="ce5">
            <text:p>30.087</text:p>
          </table:table-cell>
          <table:table-cell office:value-type="float" office:value="28047" table:style-name="ce5">
            <text:p>28.04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219662977365636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4815" table:style-name="ce5">
            <text:p>14.815</text:p>
          </table:table-cell>
          <table:table-cell office:value-type="float" office:value="14657" table:style-name="ce5">
            <text:p>14.657</text:p>
          </table:table-cell>
          <table:table-cell office:value-type="float" office:value="14174" table:style-name="ce5">
            <text:p>14.174</text:p>
          </table:table-cell>
          <table:table-cell office:value-type="percentage" office:value="0.98933513331083367" table:style-name="ce25">
            <text:p>98,9%</text:p>
          </table:table-cell>
          <table:table-cell office:value-type="percentage" office:value="0.9286746354919217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453" table:style-name="ce5">
            <text:p>23.453</text:p>
          </table:table-cell>
          <table:table-cell office:value-type="float" office:value="22841" table:style-name="ce5">
            <text:p>22.841</text:p>
          </table:table-cell>
          <table:table-cell office:value-type="percentage" office:value="0.98542016806722688" table:style-name="ce25">
            <text:p>98,5%</text:p>
          </table:table-cell>
          <table:table-cell office:value-type="percentage" office:value="0.95970588235294119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66" table:style-name="ce5">
            <text:p>3.366</text:p>
          </table:table-cell>
          <table:table-cell office:value-type="float" office:value="3254" table:style-name="ce5">
            <text:p>3.254</text:p>
          </table:table-cell>
          <table:table-cell office:value-type="percentage" office:value="0.99292035398230083" table:style-name="ce25">
            <text:p>99,3%</text:p>
          </table:table-cell>
          <table:table-cell office:value-type="percentage" office:value="0.95988200589970496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367" table:style-name="ce5">
            <text:p>52.367</text:p>
          </table:table-cell>
          <table:table-cell office:value-type="float" office:value="52367" table:style-name="ce5">
            <text:p>52.367</text:p>
          </table:table-cell>
          <table:table-cell office:value-type="float" office:value="49955" table:style-name="ce5">
            <text:p>49.95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5394045868581356" table:style-name="ce25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34" table:style-name="ce5">
            <text:p>11.334</text:p>
          </table:table-cell>
          <table:table-cell office:value-type="float" office:value="10913" table:style-name="ce5">
            <text:p>10.913</text:p>
          </table:table-cell>
          <table:table-cell office:value-type="percentage" office:value="0.95363904080774087" table:style-name="ce25">
            <text:p>95,4%</text:p>
          </table:table-cell>
          <table:table-cell office:value-type="percentage" office:value="0.91821623895666804" table:style-name="ce25">
            <text:p>91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43" table:style-name="ce5">
            <text:p>8.343</text:p>
          </table:table-cell>
          <table:table-cell office:value-type="float" office:value="8123" table:style-name="ce5">
            <text:p>8.123</text:p>
          </table:table-cell>
          <table:table-cell office:value-type="float" office:value="7960" table:style-name="ce5">
            <text:p>7.960</text:p>
          </table:table-cell>
          <table:table-cell office:value-type="percentage" office:value="0.97363058851731987" table:style-name="ce25">
            <text:p>97,4%</text:p>
          </table:table-cell>
          <table:table-cell office:value-type="percentage" office:value="0.95409325182787963" table:style-name="ce25">
            <text:p>95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25" table:style-name="ce5">
            <text:p>325</text:p>
          </table:table-cell>
          <table:table-cell office:value-type="float" office:value="329" table:style-name="ce5">
            <text:p>329</text:p>
          </table:table-cell>
          <table:table-cell office:value-type="float" office:value="323" table:style-name="ce5">
            <text:p>323</text:p>
          </table:table-cell>
          <table:table-cell office:value-type="percentage" office:value="1.0123076923076924" table:style-name="ce25">
            <text:p>101,2%</text:p>
          </table:table-cell>
          <table:table-cell office:value-type="percentage" office:value="0.99384615384615382" table:style-name="ce25">
            <text:p>99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8008" table:style-name="ce15">
            <text:p>418.008</text:p>
          </table:table-cell>
          <table:table-cell office:value-type="float" office:value="414653" table:style-name="ce15">
            <text:p>414.653</text:p>
          </table:table-cell>
          <table:table-cell office:value-type="float" office:value="383727" table:style-name="ce15">
            <text:p>383.727</text:p>
          </table:table-cell>
          <table:table-cell office:value-type="percentage" office:value="0.99197383782128568" table:style-name="ce26">
            <text:p>99,2%</text:p>
          </table:table-cell>
          <table:table-cell office:value-type="percentage" office:value="0.9179896078543951" table:style-name="ce26">
            <text:p>91,8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782777" table:style-name="ce23">
            <text:p>1.782.777</text:p>
          </table:table-cell>
          <table:table-cell office:value-type="percentage" office:value="0.90037241596651385" table:style-name="ce28">
            <text:p>90,0%</text:p>
          </table:table-cell>
          <table:table-cell office:value-type="float" office:value="895773" table:style-name="ce23">
            <text:p>895.773</text:p>
          </table:table-cell>
          <table:table-cell office:value-type="percentage" office:value="0.45240055271499019" table:style-name="ce28">
            <text:p>45,2%</text:p>
          </table:table-cell>
          <table:table-cell office:value-type="date" office:date-value="2021-05-12T00:00:00" table:style-name="ce29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42406" table:style-name="ce5">
            <text:p>342.406</text:p>
          </table:table-cell>
          <table:table-cell office:value-type="percentage" office:value="0.91520839068877313" table:style-name="ce30">
            <text:p>91,5%</text:p>
          </table:table-cell>
          <table:table-cell office:value-type="float" office:value="187937" table:style-name="ce5">
            <text:p>187.937</text:p>
          </table:table-cell>
          <table:table-cell office:value-type="percentage" office:value="0.50233208331885526" table:style-name="ce30">
            <text:p>50,2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15563" table:style-name="ce5">
            <text:p>315.563</text:p>
          </table:table-cell>
          <table:table-cell office:value-type="percentage" office:value="0.91011948881973426" table:style-name="ce30">
            <text:p>91,0%</text:p>
          </table:table-cell>
          <table:table-cell office:value-type="float" office:value="168107" table:style-name="ce5">
            <text:p>168.107</text:p>
          </table:table-cell>
          <table:table-cell office:value-type="percentage" office:value="0.48483965771341719" table:style-name="ce30">
            <text:p>48,5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0867" table:style-name="ce5">
            <text:p>210.867</text:p>
          </table:table-cell>
          <table:table-cell office:value-type="percentage" office:value="0.85271483972194473" table:style-name="ce30">
            <text:p>85,3%</text:p>
          </table:table-cell>
          <table:table-cell office:value-type="float" office:value="97559" table:style-name="ce5">
            <text:p>97.559</text:p>
          </table:table-cell>
          <table:table-cell office:value-type="percentage" office:value="0.3945141110198998" table:style-name="ce30">
            <text:p>39,5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396244" table:style-name="ce5">
            <text:p>396.244</text:p>
          </table:table-cell>
          <table:table-cell office:value-type="percentage" office:value="0.82575089765952081" table:style-name="ce30">
            <text:p>82,6%</text:p>
          </table:table-cell>
          <table:table-cell office:value-type="float" office:value="186995" table:style-name="ce5">
            <text:p>186.995</text:p>
          </table:table-cell>
          <table:table-cell office:value-type="percentage" office:value="0.38968738733669683" table:style-name="ce30">
            <text:p>39,0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57028" table:style-name="ce5">
            <text:p>157.028</text:p>
          </table:table-cell>
          <table:table-cell office:value-type="percentage" office:value="0.91586615573947383" table:style-name="ce30">
            <text:p>91,6%</text:p>
          </table:table-cell>
          <table:table-cell office:value-type="float" office:value="74101" table:style-name="ce5">
            <text:p>74.101</text:p>
          </table:table-cell>
          <table:table-cell office:value-type="percentage" office:value="0.43219424565332776" table:style-name="ce30">
            <text:p>43,2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28420" table:style-name="ce5">
            <text:p>728.420</text:p>
          </table:table-cell>
          <table:table-cell office:value-type="percentage" office:value="0.92481101820370171" table:style-name="ce30">
            <text:p>92,5%</text:p>
          </table:table-cell>
          <table:table-cell office:value-type="float" office:value="375823" table:style-name="ce5">
            <text:p>375.823</text:p>
          </table:table-cell>
          <table:table-cell office:value-type="percentage" office:value="0.47714951716642839" table:style-name="ce30">
            <text:p>47,7%</text:p>
          </table:table-cell>
          <table:table-cell office:value-type="date" office:date-value="2021-05-11T00:00:00" table:style-name="ce8">
            <text:p>1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72345" table:style-name="ce5">
            <text:p>472.345</text:p>
          </table:table-cell>
          <table:table-cell office:value-type="percentage" office:value="0.92121917778830942" table:style-name="ce30">
            <text:p>92,1%</text:p>
          </table:table-cell>
          <table:table-cell office:value-type="float" office:value="227552" table:style-name="ce5">
            <text:p>227.552</text:p>
          </table:table-cell>
          <table:table-cell office:value-type="percentage" office:value="0.44379694152385524" table:style-name="ce30">
            <text:p>44,4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675947" table:style-name="ce5">
            <text:p>1.675.947</text:p>
          </table:table-cell>
          <table:table-cell office:value-type="percentage" office:value="0.87285633038761046" table:style-name="ce30">
            <text:p>87,3%</text:p>
          </table:table-cell>
          <table:table-cell office:value-type="float" office:value="805393" table:style-name="ce5">
            <text:p>805.393</text:p>
          </table:table-cell>
          <table:table-cell office:value-type="percentage" office:value="0.41945979109116743" table:style-name="ce30">
            <text:p>41,9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161081" table:style-name="ce5">
            <text:p>1.161.081</text:p>
          </table:table-cell>
          <table:table-cell office:value-type="percentage" office:value="0.89650387878815951" table:style-name="ce30">
            <text:p>89,7%</text:p>
          </table:table-cell>
          <table:table-cell office:value-type="float" office:value="568824" table:style-name="ce5">
            <text:p>568.824</text:p>
          </table:table-cell>
          <table:table-cell office:value-type="percentage" office:value="0.43920529433157213" table:style-name="ce30">
            <text:p>43,9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86925" table:style-name="ce5">
            <text:p>286.925</text:p>
          </table:table-cell>
          <table:table-cell office:value-type="percentage" office:value="0.97867166022007113" table:style-name="ce30">
            <text:p>97,9%</text:p>
          </table:table-cell>
          <table:table-cell office:value-type="float" office:value="146944" table:style-name="ce5">
            <text:p>146.944</text:p>
          </table:table-cell>
          <table:table-cell office:value-type="percentage" office:value="0.5012108684826283" table:style-name="ce30">
            <text:p>50,1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28194" table:style-name="ce5">
            <text:p>828.194</text:p>
          </table:table-cell>
          <table:table-cell office:value-type="percentage" office:value="0.95086401581646651" table:style-name="ce30">
            <text:p>95,1%</text:p>
          </table:table-cell>
          <table:table-cell office:value-type="float" office:value="446802" table:style-name="ce5">
            <text:p>446.802</text:p>
          </table:table-cell>
          <table:table-cell office:value-type="percentage" office:value="0.51298119039117507" table:style-name="ce30">
            <text:p>51,3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5871" table:style-name="ce5">
            <text:p>85.871</text:p>
          </table:table-cell>
          <table:table-cell office:value-type="percentage" office:value="0.9752526973310619" table:style-name="ce30">
            <text:p>97,5%</text:p>
          </table:table-cell>
          <table:table-cell office:value-type="float" office:value="41687" table:style-name="ce5">
            <text:p>41.687</text:p>
          </table:table-cell>
          <table:table-cell office:value-type="percentage" office:value="0.47344690516751847" table:style-name="ce30">
            <text:p>47,3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13250" table:style-name="ce5">
            <text:p>1.413.250</text:p>
          </table:table-cell>
          <table:table-cell office:value-type="percentage" office:value="0.88686974671263596" table:style-name="ce30">
            <text:p>88,7%</text:p>
          </table:table-cell>
          <table:table-cell office:value-type="float" office:value="640598" table:style-name="ce5">
            <text:p>640.598</text:p>
          </table:table-cell>
          <table:table-cell office:value-type="percentage" office:value="0.40200034389147088" table:style-name="ce30">
            <text:p>40,2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69559" table:style-name="ce5">
            <text:p>269.559</text:p>
          </table:table-cell>
          <table:table-cell office:value-type="percentage" office:value="0.84348158045428512" table:style-name="ce30">
            <text:p>84,3%</text:p>
          </table:table-cell>
          <table:table-cell office:value-type="float" office:value="125465" table:style-name="ce5">
            <text:p>125.465</text:p>
          </table:table-cell>
          <table:table-cell office:value-type="percentage" office:value="0.39259463231313696" table:style-name="ce30">
            <text:p>39,3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1048" table:style-name="ce5">
            <text:p>161.048</text:p>
          </table:table-cell>
          <table:table-cell office:value-type="percentage" office:value="0.94289294036369597" table:style-name="ce30">
            <text:p>94,3%</text:p>
          </table:table-cell>
          <table:table-cell office:value-type="float" office:value="78288" table:style-name="ce5">
            <text:p>78.288</text:p>
          </table:table-cell>
          <table:table-cell office:value-type="percentage" office:value="0.45835528857975905" table:style-name="ce30">
            <text:p>45,8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04959" table:style-name="ce5">
            <text:p>604.959</text:p>
          </table:table-cell>
          <table:table-cell office:value-type="percentage" office:value="0.9290624280119788" table:style-name="ce30">
            <text:p>92,9%</text:p>
          </table:table-cell>
          <table:table-cell office:value-type="float" office:value="247689" table:style-name="ce5">
            <text:p>247.689</text:p>
          </table:table-cell>
          <table:table-cell office:value-type="percentage" office:value="0.38038700760193506" table:style-name="ce30">
            <text:p>38,0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746" table:style-name="ce5">
            <text:p>11.746</text:p>
          </table:table-cell>
          <table:table-cell office:value-type="percentage" office:value="0.79472259810554802" table:style-name="ce30">
            <text:p>79,5%</text:p>
          </table:table-cell>
          <table:table-cell office:value-type="float" office:value="6607" table:style-name="ce5">
            <text:p>6.607</text:p>
          </table:table-cell>
          <table:table-cell office:value-type="percentage" office:value="0.44702300405953993" table:style-name="ce30">
            <text:p>44,7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0269" table:style-name="ce5">
            <text:p>10.269</text:p>
          </table:table-cell>
          <table:table-cell office:value-type="percentage" office:value="0.73750359092214879" table:style-name="ce30">
            <text:p>73,8%</text:p>
          </table:table-cell>
          <table:table-cell office:value-type="float" office:value="5509" table:style-name="ce5">
            <text:p>5.509</text:p>
          </table:table-cell>
          <table:table-cell office:value-type="percentage" office:value="0.39564780235564495" table:style-name="ce30">
            <text:p>39,6%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97" table:style-name="ce5">
            <text:p>3.197</text:p>
          </table:table-cell>
          <table:table-cell office:value-type="string" table:style-name="ce30">
            <text:p>-</text:p>
          </table:table-cell>
          <table:table-cell office:value-type="float" office:value="628" table:style-name="ce5">
            <text:p>628</text:p>
          </table:table-cell>
          <table:table-cell office:value-type="string" table:style-name="ce30">
            <text:p>-</text:p>
          </table:table-cell>
          <table:table-cell office:value-type="date" office:date-value="2021-05-12T00:00:00" table:style-name="ce8">
            <text:p>12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0917696" table:style-name="ce15">
            <text:p>10.917.696</text:p>
          </table:table-cell>
          <table:table-cell office:value-type="percentage" office:value="0.89997910321896979" table:style-name="ce16">
            <text:p>90,0%</text:p>
          </table:table-cell>
          <table:table-cell office:value-type="float" office:value="5328281" table:style-name="ce15">
            <text:p>5.328.281</text:p>
          </table:table-cell>
          <table:table-cell office:value-type="percentage" office:value="0.43922651409955688" table:style-name="ce16">
            <text:p>43,9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2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7476" table:style-name="ce40">
            <text:p>427.476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23492" table:style-name="ce40">
            <text:p>623.492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5865654131962652" table:style-name="ce41">
            <text:p>95,9%</text:p>
          </table:table-cell>
          <table:table-cell office:value-type="float" office:value="731809" table:style-name="ce40">
            <text:p>731.809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79878993218337235" table:style-name="ce41">
            <text:p>79,9%</text:p>
          </table:table-cell>
          <table:table-cell office:value-type="float" office:value="275326" table:style-name="ce40">
            <text:p>275.326</text:p>
          </table:table-cell>
          <table:table-cell office:value-type="float" office:value="1265021" table:style-name="ce40">
            <text:p>1.265.021</text:p>
          </table:table-cell>
          <table:table-cell office:value-type="float" office:value="0.2176453987720362" table:style-name="ce40">
            <text:p>0</text:p>
          </table:table-cell>
          <table:table-cell office:value-type="float" office:value="351106" table:style-name="ce40">
            <text:p>351.106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1667050466524512" table:style-name="ce41">
            <text:p>11,7%</text:p>
          </table:table-cell>
          <table:table-cell office:value-type="float" office:value="32375" table:style-name="ce40">
            <text:p>32.375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5.1729978301371264E-2" table:style-name="ce41">
            <text:p>5,2%</text:p>
          </table:table-cell>
          <table:table-cell office:value-type="float" office:value="421" table:style-name="ce40">
            <text:p>421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3141913248058222E-3" table:style-name="ce41">
            <text:p>0,2%</text:p>
          </table:table-cell>
          <table:table-cell office:value-type="float" office:value="2442005" table:style-name="ce40">
            <text:p>2.442.005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34578467117885003" table:style-name="ce41">
            <text:p>34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9845" table:style-name="ce43">
            <text:p>99.845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3292" table:style-name="ce43">
            <text:p>113.292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5239376234710604" table:style-name="ce44">
            <text:p>95,2%</text:p>
          </table:table-cell>
          <table:table-cell office:value-type="float" office:value="129269" table:style-name="ce43">
            <text:p>129.269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82670256511923867" table:style-name="ce44">
            <text:p>82,7%</text:p>
          </table:table-cell>
          <table:table-cell office:value-type="float" office:value="44126" table:style-name="ce43">
            <text:p>44.126</text:p>
          </table:table-cell>
          <table:table-cell office:value-type="float" office:value="198266" table:style-name="ce43">
            <text:p>198.266</text:p>
          </table:table-cell>
          <table:table-cell office:value-type="float" office:value="0.2225595916596895" table:style-name="ce43">
            <text:p>0</text:p>
          </table:table-cell>
          <table:table-cell office:value-type="float" office:value="56097" table:style-name="ce43">
            <text:p>56.097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2575462413945387" table:style-name="ce44">
            <text:p>12,6%</text:p>
          </table:table-cell>
          <table:table-cell office:value-type="float" office:value="6234" table:style-name="ce43">
            <text:p>6.234</text:p>
          </table:table-cell>
          <table:table-cell office:value-type="float" office:value="89180" table:style-name="ce43">
            <text:p>89.180</text:p>
          </table:table-cell>
          <table:table-cell office:value-type="percentage" office:value="6.9903565821933175E-2" table:style-name="ce44">
            <text:p>7,0%</text:p>
          </table:table-cell>
          <table:table-cell office:value-type="float" office:value="45" table:style-name="ce43">
            <text:p>45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79240022305425E-3" table:style-name="ce44">
            <text:p>0,2%</text:p>
          </table:table-cell>
          <table:table-cell office:value-type="float" office:value="448908" table:style-name="ce43">
            <text:p>448.908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39629437376187804" table:style-name="ce44">
            <text:p>39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7580" table:style-name="ce43">
            <text:p>87.580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971990071277298" table:style-name="ce44">
            <text:p>99,7%</text:p>
          </table:table-cell>
          <table:table-cell office:value-type="float" office:value="109183" table:style-name="ce43">
            <text:p>109.183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99939587547712105" table:style-name="ce44">
            <text:p>99,9%</text:p>
          </table:table-cell>
          <table:table-cell office:value-type="float" office:value="118800" table:style-name="ce43">
            <text:p>118.800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7938417127736348" table:style-name="ce44">
            <text:p>79,4%</text:p>
          </table:table-cell>
          <table:table-cell office:value-type="float" office:value="41952" table:style-name="ce43">
            <text:p>41.952</text:p>
          </table:table-cell>
          <table:table-cell office:value-type="float" office:value="162645" table:style-name="ce43">
            <text:p>162.645</text:p>
          </table:table-cell>
          <table:table-cell office:value-type="float" office:value="0.25793599557318087" table:style-name="ce43">
            <text:p>0</text:p>
          </table:table-cell>
          <table:table-cell office:value-type="float" office:value="43487" table:style-name="ce43">
            <text:p>43.487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3501296201431254" table:style-name="ce44">
            <text:p>13,5%</text:p>
          </table:table-cell>
          <table:table-cell office:value-type="float" office:value="4403" table:style-name="ce43">
            <text:p>4.403</text:p>
          </table:table-cell>
          <table:table-cell office:value-type="float" office:value="54179" table:style-name="ce43">
            <text:p>54.179</text:p>
          </table:table-cell>
          <table:table-cell office:value-type="percentage" office:value="8.1267649827423905E-2" table:style-name="ce44">
            <text:p>8,1%</text:p>
          </table:table-cell>
          <table:table-cell office:value-type="float" office:value="38" table:style-name="ce43">
            <text:p>38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4416886204459295E-3" table:style-name="ce44">
            <text:p>0,2%</text:p>
          </table:table-cell>
          <table:table-cell office:value-type="float" office:value="405443" table:style-name="ce43">
            <text:p>405.443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44988787284636528" table:style-name="ce44">
            <text:p>45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9869" table:style-name="ce43">
            <text:p>49.869</text:p>
          </table:table-cell>
          <table:table-cell office:value-type="float" office:value="49542" table:style-name="ce43">
            <text:p>49.542</text:p>
          </table:table-cell>
          <table:table-cell office:value-type="percentage" office:value="1" table:style-name="ce44">
            <text:p>100,0%</text:p>
          </table:table-cell>
          <table:table-cell office:value-type="float" office:value="73700" table:style-name="ce43">
            <text:p>73.700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91534601818272143" table:style-name="ce44">
            <text:p>91,5%</text:p>
          </table:table-cell>
          <table:table-cell office:value-type="float" office:value="87298" table:style-name="ce43">
            <text:p>87.298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74466651312366183" table:style-name="ce44">
            <text:p>74,5%</text:p>
          </table:table-cell>
          <table:table-cell office:value-type="float" office:value="36382" table:style-name="ce43">
            <text:p>36.382</text:p>
          </table:table-cell>
          <table:table-cell office:value-type="float" office:value="165797" table:style-name="ce43">
            <text:p>165.797</text:p>
          </table:table-cell>
          <table:table-cell office:value-type="float" office:value="0.21943702238279342" table:style-name="ce43">
            <text:p>0</text:p>
          </table:table-cell>
          <table:table-cell office:value-type="float" office:value="45869" table:style-name="ce43">
            <text:p>45.869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9.8844100040081539E-2" table:style-name="ce44">
            <text:p>9,9%</text:p>
          </table:table-cell>
          <table:table-cell office:value-type="float" office:value="3961" table:style-name="ce43">
            <text:p>3.961</text:p>
          </table:table-cell>
          <table:table-cell office:value-type="float" office:value="85839" table:style-name="ce43">
            <text:p>85.839</text:p>
          </table:table-cell>
          <table:table-cell office:value-type="percentage" office:value="4.6144526380782626E-2" table:style-name="ce44">
            <text:p>4,6%</text:p>
          </table:table-cell>
          <table:table-cell office:value-type="float" office:value="38" table:style-name="ce43">
            <text:p>38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6309012875536481E-3" table:style-name="ce44">
            <text:p>0,2%</text:p>
          </table:table-cell>
          <table:table-cell office:value-type="float" office:value="297117" table:style-name="ce43">
            <text:p>297.117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3012504575277381" table:style-name="ce44">
            <text:p>30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9036" table:style-name="ce43">
            <text:p>89.036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8670153818874951" table:style-name="ce44">
            <text:p>98,7%</text:p>
          </table:table-cell>
          <table:table-cell office:value-type="float" office:value="137825" table:style-name="ce43">
            <text:p>137.825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89189224168613412" table:style-name="ce44">
            <text:p>89,2%</text:p>
          </table:table-cell>
          <table:table-cell office:value-type="float" office:value="169383" table:style-name="ce43">
            <text:p>169.383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72049665662804352" table:style-name="ce44">
            <text:p>72,0%</text:p>
          </table:table-cell>
          <table:table-cell office:value-type="float" office:value="50353" table:style-name="ce43">
            <text:p>50.353</text:p>
          </table:table-cell>
          <table:table-cell office:value-type="float" office:value="350512" table:style-name="ce43">
            <text:p>350.512</text:p>
          </table:table-cell>
          <table:table-cell office:value-type="float" office:value="0.14365556671383575" table:style-name="ce43">
            <text:p>0</text:p>
          </table:table-cell>
          <table:table-cell office:value-type="float" office:value="76757" table:style-name="ce43">
            <text:p>76.757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9.2210458535507106E-2" table:style-name="ce44">
            <text:p>9,2%</text:p>
          </table:table-cell>
          <table:table-cell office:value-type="float" office:value="6596" table:style-name="ce43">
            <text:p>6.596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4.0244296792536868E-2" table:style-name="ce44">
            <text:p>4,0%</text:p>
          </table:table-cell>
          <table:table-cell office:value-type="float" office:value="65" table:style-name="ce43">
            <text:p>65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4655483405483405E-3" table:style-name="ce44">
            <text:p>0,1%</text:p>
          </table:table-cell>
          <table:table-cell office:value-type="float" office:value="530015" table:style-name="ce43">
            <text:p>530.015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28327399890862426" table:style-name="ce44">
            <text:p>28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738" table:style-name="ce43">
            <text:p>41.738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4441" table:style-name="ce43">
            <text:p>54.441</text:p>
          </table:table-cell>
          <table:table-cell office:value-type="float" office:value="53066" table:style-name="ce43">
            <text:p>53.066</text:p>
          </table:table-cell>
          <table:table-cell office:value-type="percentage" office:value="1" table:style-name="ce44">
            <text:p>100,0%</text:p>
          </table:table-cell>
          <table:table-cell office:value-type="float" office:value="60849" table:style-name="ce43">
            <text:p>60.849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78672183075829083" table:style-name="ce44">
            <text:p>78,7%</text:p>
          </table:table-cell>
          <table:table-cell office:value-type="float" office:value="14052" table:style-name="ce43">
            <text:p>14.052</text:p>
          </table:table-cell>
          <table:table-cell office:value-type="float" office:value="89964" table:style-name="ce43">
            <text:p>89.964</text:p>
          </table:table-cell>
          <table:table-cell office:value-type="float" office:value="0.15619581165799654" table:style-name="ce43">
            <text:p>0</text:p>
          </table:table-cell>
          <table:table-cell office:value-type="float" office:value="23783" table:style-name="ce43">
            <text:p>23.783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2244067936223557" table:style-name="ce44">
            <text:p>12,2%</text:p>
          </table:table-cell>
          <table:table-cell office:value-type="float" office:value="1654" table:style-name="ce43">
            <text:p>1.654</text:p>
          </table:table-cell>
          <table:table-cell office:value-type="float" office:value="34935" table:style-name="ce43">
            <text:p>34.935</text:p>
          </table:table-cell>
          <table:table-cell office:value-type="percentage" office:value="4.7345069414627163E-2" table:style-name="ce44">
            <text:p>4,7%</text:p>
          </table:table-cell>
          <table:table-cell office:value-type="float" office:value="7" table:style-name="ce43">
            <text:p>7</text:p>
          </table:table-cell>
          <table:table-cell office:value-type="float" office:value="10791" table:style-name="ce43">
            <text:p>10.791</text:p>
          </table:table-cell>
          <table:table-cell office:value-type="percentage" office:value="6.4868872208321746E-4" table:style-name="ce44">
            <text:p>0,1%</text:p>
          </table:table-cell>
          <table:table-cell office:value-type="float" office:value="196524" table:style-name="ce43">
            <text:p>196.524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39196304628787515" table:style-name="ce44">
            <text:p>39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074" table:style-name="ce43">
            <text:p>227.074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3184" table:style-name="ce43">
            <text:p>243.184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9092946497697731" table:style-name="ce44">
            <text:p>99,1%</text:p>
          </table:table-cell>
          <table:table-cell office:value-type="float" office:value="258162" table:style-name="ce43">
            <text:p>258.162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81036490622302437" table:style-name="ce44">
            <text:p>81,0%</text:p>
          </table:table-cell>
          <table:table-cell office:value-type="float" office:value="60066" table:style-name="ce43">
            <text:p>60.066</text:p>
          </table:table-cell>
          <table:table-cell office:value-type="float" office:value="381175" table:style-name="ce43">
            <text:p>381.175</text:p>
          </table:table-cell>
          <table:table-cell office:value-type="float" office:value="0.15758116350757526" table:style-name="ce43">
            <text:p>0</text:p>
          </table:table-cell>
          <table:table-cell office:value-type="float" office:value="92871" table:style-name="ce43">
            <text:p>92.871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2567968062791798" table:style-name="ce44">
            <text:p>12,6%</text:p>
          </table:table-cell>
          <table:table-cell office:value-type="float" office:value="8265" table:style-name="ce43">
            <text:p>8.265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5.7228123139133925E-2" table:style-name="ce44">
            <text:p>5,7%</text:p>
          </table:table-cell>
          <table:table-cell office:value-type="float" office:value="106" table:style-name="ce43">
            <text:p>106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6054468587159573E-3" table:style-name="ce44">
            <text:p>0,3%</text:p>
          </table:table-cell>
          <table:table-cell office:value-type="float" office:value="889728" table:style-name="ce43">
            <text:p>889.728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42512278575909768" table:style-name="ce44">
            <text:p>42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235" table:style-name="ce43">
            <text:p>136.235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52437" table:style-name="ce43">
            <text:p>152.437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5811465672748752" table:style-name="ce44">
            <text:p>95,8%</text:p>
          </table:table-cell>
          <table:table-cell office:value-type="float" office:value="183673" table:style-name="ce43">
            <text:p>183.673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84082419292816468" table:style-name="ce44">
            <text:p>84,1%</text:p>
          </table:table-cell>
          <table:table-cell office:value-type="float" office:value="71232" table:style-name="ce43">
            <text:p>71.232</text:p>
          </table:table-cell>
          <table:table-cell office:value-type="float" office:value="307478" table:style-name="ce43">
            <text:p>307.478</text:p>
          </table:table-cell>
          <table:table-cell office:value-type="float" office:value="0.23166535491970158" table:style-name="ce43">
            <text:p>0</text:p>
          </table:table-cell>
          <table:table-cell office:value-type="float" office:value="78963" table:style-name="ce43">
            <text:p>78.963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1155093132165031" table:style-name="ce44">
            <text:p>11,2%</text:p>
          </table:table-cell>
          <table:table-cell office:value-type="float" office:value="6614" table:style-name="ce43">
            <text:p>6.614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4.4235476665016919E-2" table:style-name="ce44">
            <text:p>4,4%</text:p>
          </table:table-cell>
          <table:table-cell office:value-type="float" office:value="108" table:style-name="ce43">
            <text:p>108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5493343404777639E-3" table:style-name="ce44">
            <text:p>0,3%</text:p>
          </table:table-cell>
          <table:table-cell office:value-type="float" office:value="629262" table:style-name="ce43">
            <text:p>629.262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36585765748585436" table:style-name="ce44">
            <text:p>36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50129" table:style-name="ce43">
            <text:p>450.129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576233" table:style-name="ce43">
            <text:p>576.233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90703644938075723" table:style-name="ce44">
            <text:p>90,7%</text:p>
          </table:table-cell>
          <table:table-cell office:value-type="float" office:value="649585" table:style-name="ce43">
            <text:p>649.585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77554609448126999" table:style-name="ce44">
            <text:p>77,6%</text:p>
          </table:table-cell>
          <table:table-cell office:value-type="float" office:value="250895" table:style-name="ce43">
            <text:p>250.895</text:p>
          </table:table-cell>
          <table:table-cell office:value-type="float" office:value="1091780" table:style-name="ce43">
            <text:p>1.091.780</text:p>
          </table:table-cell>
          <table:table-cell office:value-type="float" office:value="0.22980362344061991" table:style-name="ce43">
            <text:p>0</text:p>
          </table:table-cell>
          <table:table-cell office:value-type="float" office:value="325439" table:style-name="ce43">
            <text:p>325.439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1607789341374349" table:style-name="ce44">
            <text:p>11,6%</text:p>
          </table:table-cell>
          <table:table-cell office:value-type="float" office:value="41886" table:style-name="ce43">
            <text:p>41.886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7.5291740665377235E-2" table:style-name="ce44">
            <text:p>7,5%</text:p>
          </table:table-cell>
          <table:table-cell office:value-type="float" office:value="492" table:style-name="ce43">
            <text:p>492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3.0776159735775408E-3" table:style-name="ce44">
            <text:p>0,3%</text:p>
          </table:table-cell>
          <table:table-cell office:value-type="float" office:value="2294659" table:style-name="ce43">
            <text:p>2.294.659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35131340312061654" table:style-name="ce44">
            <text:p>35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1626" table:style-name="ce43">
            <text:p>291.626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406666" table:style-name="ce43">
            <text:p>406.666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92875380827749388" table:style-name="ce44">
            <text:p>92,9%</text:p>
          </table:table-cell>
          <table:table-cell office:value-type="float" office:value="462789" table:style-name="ce43">
            <text:p>462.789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79691180724883248" table:style-name="ce44">
            <text:p>79,7%</text:p>
          </table:table-cell>
          <table:table-cell office:value-type="float" office:value="99936" table:style-name="ce43">
            <text:p>99.936</text:p>
          </table:table-cell>
          <table:table-cell office:value-type="float" office:value="752334" table:style-name="ce43">
            <text:p>752.334</text:p>
          </table:table-cell>
          <table:table-cell office:value-type="float" office:value="0.1328346186667092" table:style-name="ce43">
            <text:p>0</text:p>
          </table:table-cell>
          <table:table-cell office:value-type="float" office:value="208561" table:style-name="ce43">
            <text:p>208.561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181001683496917" table:style-name="ce44">
            <text:p>11,8%</text:p>
          </table:table-cell>
          <table:table-cell office:value-type="float" office:value="18313" table:style-name="ce43">
            <text:p>18.313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5.1902594421172565E-2" table:style-name="ce44">
            <text:p>5,2%</text:p>
          </table:table-cell>
          <table:table-cell office:value-type="float" office:value="156" table:style-name="ce43">
            <text:p>156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5138429290919855E-3" table:style-name="ce44">
            <text:p>0,2%</text:p>
          </table:table-cell>
          <table:table-cell office:value-type="float" office:value="1488047" table:style-name="ce43">
            <text:p>1.488.047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34854548925410578" table:style-name="ce44">
            <text:p>34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639" table:style-name="ce43">
            <text:p>77.639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3982" table:style-name="ce43">
            <text:p>93.982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" table:style-name="ce44">
            <text:p>100,0%</text:p>
          </table:table-cell>
          <table:table-cell office:value-type="float" office:value="115304" table:style-name="ce43">
            <text:p>115.304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92024549669984113" table:style-name="ce44">
            <text:p>92,0%</text:p>
          </table:table-cell>
          <table:table-cell office:value-type="float" office:value="29263" table:style-name="ce43">
            <text:p>29.263</text:p>
          </table:table-cell>
          <table:table-cell office:value-type="float" office:value="169216" table:style-name="ce43">
            <text:p>169.216</text:p>
          </table:table-cell>
          <table:table-cell office:value-type="float" office:value="0.17293281959152798" table:style-name="ce43">
            <text:p>0</text:p>
          </table:table-cell>
          <table:table-cell office:value-type="float" office:value="46173" table:style-name="ce43">
            <text:p>46.173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3125607627537822" table:style-name="ce44">
            <text:p>13,1%</text:p>
          </table:table-cell>
          <table:table-cell office:value-type="float" office:value="2502" table:style-name="ce43">
            <text:p>2.502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2882977604878565E-2" table:style-name="ce44">
            <text:p>3,3%</text:p>
          </table:table-cell>
          <table:table-cell office:value-type="float" office:value="66" table:style-name="ce43">
            <text:p>66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1499069345678424E-3" table:style-name="ce44">
            <text:p>0,3%</text:p>
          </table:table-cell>
          <table:table-cell office:value-type="float" office:value="364929" table:style-name="ce43">
            <text:p>364.929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40048704309530264" table:style-name="ce44">
            <text:p>40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7820" table:style-name="ce43">
            <text:p>237.820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79466" table:style-name="ce43">
            <text:p>279.466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6446739047908281" table:style-name="ce44">
            <text:p>96,4%</text:p>
          </table:table-cell>
          <table:table-cell office:value-type="float" office:value="310908" table:style-name="ce43">
            <text:p>310.908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89617700553718793" table:style-name="ce44">
            <text:p>89,6%</text:p>
          </table:table-cell>
          <table:table-cell office:value-type="float" office:value="96901" table:style-name="ce43">
            <text:p>96.901</text:p>
          </table:table-cell>
          <table:table-cell office:value-type="float" office:value="405889" table:style-name="ce43">
            <text:p>405.889</text:p>
          </table:table-cell>
          <table:table-cell office:value-type="float" office:value="0.23873768444082002" table:style-name="ce43">
            <text:p>0</text:p>
          </table:table-cell>
          <table:table-cell office:value-type="float" office:value="99428" table:style-name="ce43">
            <text:p>99.428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184201645886857" table:style-name="ce44">
            <text:p>11,2%</text:p>
          </table:table-cell>
          <table:table-cell office:value-type="float" office:value="5421" table:style-name="ce43">
            <text:p>5.421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3.5490523421388587E-2" table:style-name="ce44">
            <text:p>3,5%</text:p>
          </table:table-cell>
          <table:table-cell office:value-type="float" office:value="41" table:style-name="ce43">
            <text:p>41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3152178852183392E-4" table:style-name="ce44">
            <text:p>0,1%</text:p>
          </table:table-cell>
          <table:table-cell office:value-type="float" office:value="1029985" table:style-name="ce43">
            <text:p>1.029.985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43594609934721412" table:style-name="ce44">
            <text:p>43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147" table:style-name="ce43">
            <text:p>23.147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8073" table:style-name="ce43">
            <text:p>28.073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9981511111111111" table:style-name="ce44">
            <text:p>99,8%</text:p>
          </table:table-cell>
          <table:table-cell office:value-type="float" office:value="34651" table:style-name="ce43">
            <text:p>34.651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91868603849620867" table:style-name="ce44">
            <text:p>91,9%</text:p>
          </table:table-cell>
          <table:table-cell office:value-type="float" office:value="7350" table:style-name="ce43">
            <text:p>7.350</text:p>
          </table:table-cell>
          <table:table-cell office:value-type="float" office:value="47664" table:style-name="ce43">
            <text:p>47.664</text:p>
          </table:table-cell>
          <table:table-cell office:value-type="float" office:value="0.15420443101711984" table:style-name="ce43">
            <text:p>0</text:p>
          </table:table-cell>
          <table:table-cell office:value-type="float" office:value="14035" table:style-name="ce43">
            <text:p>14.035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30414986340575" table:style-name="ce44">
            <text:p>13,0%</text:p>
          </table:table-cell>
          <table:table-cell office:value-type="float" office:value="1436" table:style-name="ce43">
            <text:p>1.436</text:p>
          </table:table-cell>
          <table:table-cell office:value-type="float" office:value="21170" table:style-name="ce43">
            <text:p>21.170</text:p>
          </table:table-cell>
          <table:table-cell office:value-type="percentage" office:value="6.7831837505904588E-2" table:style-name="ce44">
            <text:p>6,8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08702" table:style-name="ce43">
            <text:p>108.702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4014284237115382" table:style-name="ce44">
            <text:p>40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5030" table:style-name="ce43">
            <text:p>365.030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1" table:style-name="ce44">
            <text:p>100,0%</text:p>
          </table:table-cell>
          <table:table-cell office:value-type="float" office:value="475653" table:style-name="ce43">
            <text:p>475.653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9041440386556443" table:style-name="ce44">
            <text:p>90,4%</text:p>
          </table:table-cell>
          <table:table-cell office:value-type="float" office:value="572567" table:style-name="ce43">
            <text:p>572.567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8140882638560093" table:style-name="ce44">
            <text:p>81,4%</text:p>
          </table:table-cell>
          <table:table-cell office:value-type="float" office:value="212437" table:style-name="ce43">
            <text:p>212.437</text:p>
          </table:table-cell>
          <table:table-cell office:value-type="float" office:value="972783" table:style-name="ce43">
            <text:p>972.783</text:p>
          </table:table-cell>
          <table:table-cell office:value-type="float" office:value="0.21838066660293201" table:style-name="ce43">
            <text:p>0</text:p>
          </table:table-cell>
          <table:table-cell office:value-type="float" office:value="291618" table:style-name="ce43">
            <text:p>291.618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1600974962774546" table:style-name="ce44">
            <text:p>11,6%</text:p>
          </table:table-cell>
          <table:table-cell office:value-type="float" office:value="27447" table:style-name="ce43">
            <text:p>27.447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5.7215102268842397E-2" table:style-name="ce44">
            <text:p>5,7%</text:p>
          </table:table-cell>
          <table:table-cell office:value-type="float" office:value="329" table:style-name="ce43">
            <text:p>329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4215926572011101E-3" table:style-name="ce44">
            <text:p>0,2%</text:p>
          </table:table-cell>
          <table:table-cell office:value-type="float" office:value="1945081" table:style-name="ce43">
            <text:p>1.945.081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34150452022544331" table:style-name="ce44">
            <text:p>34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377" table:style-name="ce43">
            <text:p>72.377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3859" table:style-name="ce43">
            <text:p>93.859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9121468624573611" table:style-name="ce44">
            <text:p>91,2%</text:p>
          </table:table-cell>
          <table:table-cell office:value-type="float" office:value="103323" table:style-name="ce43">
            <text:p>103.323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70331293521840055" table:style-name="ce44">
            <text:p>70,3%</text:p>
          </table:table-cell>
          <table:table-cell office:value-type="float" office:value="44938" table:style-name="ce43">
            <text:p>44.938</text:p>
          </table:table-cell>
          <table:table-cell office:value-type="float" office:value="213256" table:style-name="ce43">
            <text:p>213.256</text:p>
          </table:table-cell>
          <table:table-cell office:value-type="float" office:value="0.21072326218254117" table:style-name="ce43">
            <text:p>0</text:p>
          </table:table-cell>
          <table:table-cell office:value-type="float" office:value="61053" table:style-name="ce43">
            <text:p>61.053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1075072787135044" table:style-name="ce44">
            <text:p>11,1%</text:p>
          </table:table-cell>
          <table:table-cell office:value-type="float" office:value="7250" table:style-name="ce43">
            <text:p>7.250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1095334001870782E-2" table:style-name="ce44">
            <text:p>6,1%</text:p>
          </table:table-cell>
          <table:table-cell office:value-type="float" office:value="125" table:style-name="ce43">
            <text:p>125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601060152108781E-3" table:style-name="ce44">
            <text:p>0,4%</text:p>
          </table:table-cell>
          <table:table-cell office:value-type="float" office:value="382925" table:style-name="ce43">
            <text:p>382.925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30943959453049302" table:style-name="ce44">
            <text:p>30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2056" table:style-name="ce43">
            <text:p>42.056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4649" table:style-name="ce43">
            <text:p>54.649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7951319185546315" table:style-name="ce44">
            <text:p>98,0%</text:p>
          </table:table-cell>
          <table:table-cell office:value-type="float" office:value="64343" table:style-name="ce43">
            <text:p>64.343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87133687232544288" table:style-name="ce44">
            <text:p>87,1%</text:p>
          </table:table-cell>
          <table:table-cell office:value-type="float" office:value="25766" table:style-name="ce43">
            <text:p>25.766</text:p>
          </table:table-cell>
          <table:table-cell office:value-type="float" office:value="96694" table:style-name="ce43">
            <text:p>96.694</text:p>
          </table:table-cell>
          <table:table-cell office:value-type="float" office:value="0.26646948104329121" table:style-name="ce43">
            <text:p>0</text:p>
          </table:table-cell>
          <table:table-cell office:value-type="float" office:value="29013" table:style-name="ce43">
            <text:p>29.013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3008680524418459" table:style-name="ce44">
            <text:p>13,0%</text:p>
          </table:table-cell>
          <table:table-cell office:value-type="float" office:value="3543" table:style-name="ce43">
            <text:p>3.543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3044016080816412E-2" table:style-name="ce44">
            <text:p>7,3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.906</text:p>
          </table:table-cell>
          <table:table-cell office:value-type="percentage" office:value="5.752912411908529E-4" table:style-name="ce44">
            <text:p>0,1%</text:p>
          </table:table-cell>
          <table:table-cell office:value-type="float" office:value="219378" table:style-name="ce43">
            <text:p>219.378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39675187861141004" table:style-name="ce44">
            <text:p>39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0413" table:style-name="ce43">
            <text:p>160.413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204131" table:style-name="ce43">
            <text:p>204.131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5799719355550239" table:style-name="ce44">
            <text:p>95,8%</text:p>
          </table:table-cell>
          <table:table-cell office:value-type="float" office:value="240415" table:style-name="ce43">
            <text:p>240.415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85826023939825569" table:style-name="ce44">
            <text:p>85,8%</text:p>
          </table:table-cell>
          <table:table-cell office:value-type="float" office:value="61748" table:style-name="ce43">
            <text:p>61.748</text:p>
          </table:table-cell>
          <table:table-cell office:value-type="float" office:value="339977" table:style-name="ce43">
            <text:p>339.977</text:p>
          </table:table-cell>
          <table:table-cell office:value-type="float" office:value="0.18162405103874674" table:style-name="ce43">
            <text:p>0</text:p>
          </table:table-cell>
          <table:table-cell office:value-type="float" office:value="97420" table:style-name="ce43">
            <text:p>97.420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44004061535575" table:style-name="ce44">
            <text:p>13,4%</text:p>
          </table:table-cell>
          <table:table-cell office:value-type="float" office:value="12491" table:style-name="ce43">
            <text:p>12.491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9016055814086073E-2" table:style-name="ce44">
            <text:p>8,9%</text:p>
          </table:table-cell>
          <table:table-cell office:value-type="float" office:value="27" table:style-name="ce43">
            <text:p>27</text:p>
          </table:table-cell>
          <table:table-cell office:value-type="float" office:value="41824" table:style-name="ce43">
            <text:p>41.824</text:p>
          </table:table-cell>
          <table:table-cell office:value-type="percentage" office:value="6.4556235654169853E-4" table:style-name="ce44">
            <text:p>0,1%</text:p>
          </table:table-cell>
          <table:table-cell office:value-type="float" office:value="776645" table:style-name="ce43">
            <text:p>776.645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40916473800696795" table:style-name="ce44">
            <text:p>40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307" table:style-name="ce43">
            <text:p>2.307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8560460652591166" table:style-name="ce44">
            <text:p>88,6%</text:p>
          </table:table-cell>
          <table:table-cell office:value-type="float" office:value="3611" table:style-name="ce43">
            <text:p>3.611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3626679018063921" table:style-name="ce44">
            <text:p>83,6%</text:p>
          </table:table-cell>
          <table:table-cell office:value-type="float" office:value="5828" table:style-name="ce43">
            <text:p>5.828</text:p>
          </table:table-cell>
          <table:table-cell office:value-type="float" office:value="7857" table:style-name="ce43">
            <text:p>7.857</text:p>
          </table:table-cell>
          <table:table-cell office:value-type="percentage" office:value="0.74175894107165585" table:style-name="ce44">
            <text:p>74,2%</text:p>
          </table:table-cell>
          <table:table-cell office:value-type="float" office:value="4179" table:style-name="ce43">
            <text:p>4.179</text:p>
          </table:table-cell>
          <table:table-cell office:value-type="float" office:value="11556" table:style-name="ce43">
            <text:p>11.556</text:p>
          </table:table-cell>
          <table:table-cell office:value-type="float" office:value="0.36163032191069572" table:style-name="ce43">
            <text:p>0</text:p>
          </table:table-cell>
          <table:table-cell office:value-type="float" office:value="3852" table:style-name="ce43">
            <text:p>3.852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12811814009179803" table:style-name="ce44">
            <text:p>12,8%</text:p>
          </table:table-cell>
          <table:table-cell office:value-type="float" office:value="342" table:style-name="ce43">
            <text:p>342</text:p>
          </table:table-cell>
          <table:table-cell office:value-type="float" office:value="7581" table:style-name="ce43">
            <text:p>7.581</text:p>
          </table:table-cell>
          <table:table-cell office:value-type="percentage" office:value="4.5112781954887216E-2" table:style-name="ce44">
            <text:p>4,5%</text:p>
          </table:table-cell>
          <table:table-cell office:value-type="float" office:value="7" table:style-name="ce43">
            <text:p>7</text:p>
          </table:table-cell>
          <table:table-cell office:value-type="float" office:value="2175" table:style-name="ce43">
            <text:p>2.175</text:p>
          </table:table-cell>
          <table:table-cell office:value-type="percentage" office:value="3.2183908045977012E-3" table:style-name="ce44">
            <text:p>0,3%</text:p>
          </table:table-cell>
          <table:table-cell office:value-type="float" office:value="20126" table:style-name="ce43">
            <text:p>20.126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30421113092898816" table:style-name="ce44">
            <text:p>30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52" table:style-name="ce43">
            <text:p>1.852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8842060451255858" table:style-name="ce44">
            <text:p>78,8%</text:p>
          </table:table-cell>
          <table:table-cell office:value-type="float" office:value="2973" table:style-name="ce43">
            <text:p>2.973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9322305229455714" table:style-name="ce44">
            <text:p>79,3%</text:p>
          </table:table-cell>
          <table:table-cell office:value-type="float" office:value="5444" table:style-name="ce43">
            <text:p>5.444</text:p>
          </table:table-cell>
          <table:table-cell office:value-type="float" office:value="7827" table:style-name="ce43">
            <text:p>7.827</text:p>
          </table:table-cell>
          <table:table-cell office:value-type="percentage" office:value="0.6955410757633832" table:style-name="ce44">
            <text:p>69,6%</text:p>
          </table:table-cell>
          <table:table-cell office:value-type="float" office:value="4093" table:style-name="ce43">
            <text:p>4.093</text:p>
          </table:table-cell>
          <table:table-cell office:value-type="float" office:value="11299" table:style-name="ce43">
            <text:p>11.299</text:p>
          </table:table-cell>
          <table:table-cell office:value-type="float" office:value="0.3622444464111868" table:style-name="ce43">
            <text:p>0</text:p>
          </table:table-cell>
          <table:table-cell office:value-type="float" office:value="3787" table:style-name="ce43">
            <text:p>3.787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12583485628842001" table:style-name="ce44">
            <text:p>12,6%</text:p>
          </table:table-cell>
          <table:table-cell office:value-type="float" office:value="235" table:style-name="ce43">
            <text:p>235</text:p>
          </table:table-cell>
          <table:table-cell office:value-type="float" office:value="8536" table:style-name="ce43">
            <text:p>8.536</text:p>
          </table:table-cell>
          <table:table-cell office:value-type="percentage" office:value="2.7530459231490161E-2" table:style-name="ce44">
            <text:p>2,8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18390" table:style-name="ce43">
            <text:p>18.390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27788691105805557" table:style-name="ce44">
            <text:p>27,8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6" table:style-name="ce46">
            <text:p>2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0" table:style-name="ce46">
            <text:p>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161" table:style-name="ce46">
            <text:p>3.16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080" table:style-name="ce46">
            <text:p>8.080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float" office:value="49675" table:style-name="ce46">
            <text:p>49.67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31" table:style-name="ce46">
            <text:p>6.73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683" table:style-name="ce46">
            <text:p>67.68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883275" table:style-name="ce50">
            <text:p>2.883.275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726860" table:style-name="ce50">
            <text:p>3.726.860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4111556813117025" table:style-name="ce51">
            <text:p>94,1%</text:p>
          </table:table-cell>
          <table:table-cell office:value-type="float" office:value="4307561" table:style-name="ce50">
            <text:p>4.307.561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80711491467281349" table:style-name="ce51">
            <text:p>80,7%</text:p>
          </table:table-cell>
          <table:table-cell office:value-type="float" office:value="1439075" table:style-name="ce50">
            <text:p>1.439.075</text:p>
          </table:table-cell>
          <table:table-cell office:value-type="float" office:value="7033306" table:style-name="ce50">
            <text:p>7.033.306</text:p>
          </table:table-cell>
          <table:table-cell office:value-type="float" office:value="0.2046086150666557" table:style-name="ce50">
            <text:p>0</text:p>
          </table:table-cell>
          <table:table-cell office:value-type="float" office:value="1998987" table:style-name="ce50">
            <text:p>1.998.987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1965602052374481" table:style-name="ce51">
            <text:p>12,0%</text:p>
          </table:table-cell>
          <table:table-cell office:value-type="float" office:value="197699" table:style-name="ce50">
            <text:p>197.699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5.9722399698637497E-2" table:style-name="ce51">
            <text:p>6,0%</text:p>
          </table:table-cell>
          <table:table-cell office:value-type="float" office:value="2095" table:style-name="ce50">
            <text:p>2.095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2074729545049836E-3" table:style-name="ce51">
            <text:p>0,2%</text:p>
          </table:table-cell>
          <table:table-cell office:value-type="float" office:value="14555552" table:style-name="ce50">
            <text:p>14.555.552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36271160136219893" table:style-name="ce51">
            <text:p>36,3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2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4717" table:style-name="ce40">
            <text:p>414.717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.0029043616208322" table:style-name="ce41">
            <text:p>100,3%</text:p>
          </table:table-cell>
          <table:table-cell office:value-type="float" office:value="423734" table:style-name="ce40">
            <text:p>423.734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65151657259360285" table:style-name="ce41">
            <text:p>65,2%</text:p>
          </table:table-cell>
          <table:table-cell office:value-type="float" office:value="57322" table:style-name="ce40">
            <text:p>57.322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6.2568561595464478E-2" table:style-name="ce41">
            <text:p>6,3%</text:p>
          </table:table-cell>
          <table:table-cell office:value-type="float" office:value="82315" table:style-name="ce40">
            <text:p>82.315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6.5070066030524398E-2" table:style-name="ce41">
            <text:p>6,5%</text:p>
          </table:table-cell>
          <table:table-cell office:value-type="float" office:value="151702" table:style-name="ce40">
            <text:p>151.702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5.0409702194570909E-2" table:style-name="ce41">
            <text:p>5,0%</text:p>
          </table:table-cell>
          <table:table-cell office:value-type="float" office:value="14591" table:style-name="ce40">
            <text:p>14.591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2.3314042112596391E-2" table:style-name="ce41">
            <text:p>2,3%</text:p>
          </table:table-cell>
          <table:table-cell office:value-type="float" office:value="289" table:style-name="ce40">
            <text:p>289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1.5886016457693174E-3" table:style-name="ce41">
            <text:p>0,2%</text:p>
          </table:table-cell>
          <table:table-cell office:value-type="float" office:value="1144670" table:style-name="ce40">
            <text:p>1.144.670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16208375476638839" table:style-name="ce41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7122" table:style-name="ce43">
            <text:p>97.122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8294655236977135" table:style-name="ce44">
            <text:p>98,3%</text:p>
          </table:table-cell>
          <table:table-cell office:value-type="float" office:value="73682" table:style-name="ce43">
            <text:p>73.682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61941070152578703" table:style-name="ce44">
            <text:p>61,9%</text:p>
          </table:table-cell>
          <table:table-cell office:value-type="float" office:value="17133" table:style-name="ce43">
            <text:p>17.133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10956915461702277" table:style-name="ce44">
            <text:p>11,0%</text:p>
          </table:table-cell>
          <table:table-cell office:value-type="float" office:value="14930" table:style-name="ce43">
            <text:p>14.930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7.5302875934350824E-2" table:style-name="ce44">
            <text:p>7,5%</text:p>
          </table:table-cell>
          <table:table-cell office:value-type="float" office:value="22777" table:style-name="ce43">
            <text:p>22.777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5.1060004528305274E-2" table:style-name="ce44">
            <text:p>5,1%</text:p>
          </table:table-cell>
          <table:table-cell office:value-type="float" office:value="1561" table:style-name="ce43">
            <text:p>1.561</text:p>
          </table:table-cell>
          <table:table-cell office:value-type="float" office:value="89180" table:style-name="ce43">
            <text:p>89.180</text:p>
          </table:table-cell>
          <table:table-cell office:value-type="percentage" office:value="1.7503924646781788E-2" table:style-name="ce44">
            <text:p>1,8%</text:p>
          </table:table-cell>
          <table:table-cell office:value-type="float" office:value="29" table:style-name="ce43">
            <text:p>29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1551023659682944E-3" table:style-name="ce44">
            <text:p>0,1%</text:p>
          </table:table-cell>
          <table:table-cell office:value-type="float" office:value="227234" table:style-name="ce43">
            <text:p>227.234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20060136091895575" table:style-name="ce44">
            <text:p>20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4946" table:style-name="ce43">
            <text:p>84.946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6720788832464188" table:style-name="ce44">
            <text:p>96,7%</text:p>
          </table:table-cell>
          <table:table-cell office:value-type="float" office:value="70183" table:style-name="ce43">
            <text:p>70.183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64241320286684545" table:style-name="ce44">
            <text:p>64,2%</text:p>
          </table:table-cell>
          <table:table-cell office:value-type="float" office:value="12978" table:style-name="ce43">
            <text:p>12.978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8.6721193168150107E-2" table:style-name="ce44">
            <text:p>8,7%</text:p>
          </table:table-cell>
          <table:table-cell office:value-type="float" office:value="16973" table:style-name="ce43">
            <text:p>16.973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0.10435611300685542" table:style-name="ce44">
            <text:p>10,4%</text:p>
          </table:table-cell>
          <table:table-cell office:value-type="float" office:value="25958" table:style-name="ce43">
            <text:p>25.958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8.0591129946133905E-2" table:style-name="ce44">
            <text:p>8,1%</text:p>
          </table:table-cell>
          <table:table-cell office:value-type="float" office:value="3003" table:style-name="ce43">
            <text:p>3.003</text:p>
          </table:table-cell>
          <table:table-cell office:value-type="float" office:value="54179" table:style-name="ce43">
            <text:p>54.179</text:p>
          </table:table-cell>
          <table:table-cell office:value-type="percentage" office:value="5.5427379612026803E-2" table:style-name="ce44">
            <text:p>5,5%</text:p>
          </table:table-cell>
          <table:table-cell office:value-type="float" office:value="35" table:style-name="ce43">
            <text:p>35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2489237293580929E-3" table:style-name="ce44">
            <text:p>0,2%</text:p>
          </table:table-cell>
          <table:table-cell office:value-type="float" office:value="214076" table:style-name="ce43">
            <text:p>214.076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23754312262749264" table:style-name="ce44">
            <text:p>23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7769" table:style-name="ce43">
            <text:p>47.769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6421218360179239" table:style-name="ce44">
            <text:p>96,4%</text:p>
          </table:table-cell>
          <table:table-cell office:value-type="float" office:value="43904" table:style-name="ce43">
            <text:p>43.904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54528292513289289" table:style-name="ce44">
            <text:p>54,5%</text:p>
          </table:table-cell>
          <table:table-cell office:value-type="float" office:value="5886" table:style-name="ce43">
            <text:p>5.886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5.0208562581569721E-2" table:style-name="ce44">
            <text:p>5,0%</text:p>
          </table:table-cell>
          <table:table-cell office:value-type="float" office:value="8408" table:style-name="ce43">
            <text:p>8.408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5.0712618443035762E-2" table:style-name="ce44">
            <text:p>5,1%</text:p>
          </table:table-cell>
          <table:table-cell office:value-type="float" office:value="18858" table:style-name="ce43">
            <text:p>18.858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4.0637512013688065E-2" table:style-name="ce44">
            <text:p>4,1%</text:p>
          </table:table-cell>
          <table:table-cell office:value-type="float" office:value="1376" table:style-name="ce43">
            <text:p>1.376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6030009669264555E-2" table:style-name="ce44">
            <text:p>1,6%</text:p>
          </table:table-cell>
          <table:table-cell office:value-type="float" office:value="32" table:style-name="ce43">
            <text:p>32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26233" table:style-name="ce43">
            <text:p>126.233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2798913897588815" table:style-name="ce44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2164" table:style-name="ce43">
            <text:p>82.164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1054568021632165" table:style-name="ce44">
            <text:p>91,1%</text:p>
          </table:table-cell>
          <table:table-cell office:value-type="float" office:value="87461" table:style-name="ce43">
            <text:p>87.461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56597705314791202" table:style-name="ce44">
            <text:p>56,6%</text:p>
          </table:table-cell>
          <table:table-cell office:value-type="float" office:value="17370" table:style-name="ce43">
            <text:p>17.370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7.3885968046551995E-2" table:style-name="ce44">
            <text:p>7,4%</text:p>
          </table:table-cell>
          <table:table-cell office:value-type="float" office:value="19780" table:style-name="ce43">
            <text:p>19.780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5.643173414890218E-2" table:style-name="ce44">
            <text:p>5,6%</text:p>
          </table:table-cell>
          <table:table-cell office:value-type="float" office:value="37899" table:style-name="ce43">
            <text:p>37.899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4.5529191709383944E-2" table:style-name="ce44">
            <text:p>4,6%</text:p>
          </table:table-cell>
          <table:table-cell office:value-type="float" office:value="2751" table:style-name="ce43">
            <text:p>2.751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6784727179543501E-2" table:style-name="ce44">
            <text:p>1,7%</text:p>
          </table:table-cell>
          <table:table-cell office:value-type="float" office:value="43" table:style-name="ce43">
            <text:p>43</text:p>
          </table:table-cell>
          <table:table-cell office:value-type="float" office:value="44352" table:style-name="ce43">
            <text:p>44.352</text:p>
          </table:table-cell>
          <table:table-cell office:value-type="percentage" office:value="9.695165945165945E-4" table:style-name="ce44">
            <text:p>0,1%</text:p>
          </table:table-cell>
          <table:table-cell office:value-type="float" office:value="247468" table:style-name="ce43">
            <text:p>247.468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3226276607627979" table:style-name="ce44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0267" table:style-name="ce43">
            <text:p>40.267</text:p>
          </table:table-cell>
          <table:table-cell office:value-type="float" office:value="41042" table:style-name="ce43">
            <text:p>41.042</text:p>
          </table:table-cell>
          <table:table-cell office:value-type="percentage" office:value="0.98111690463427703" table:style-name="ce44">
            <text:p>98,1%</text:p>
          </table:table-cell>
          <table:table-cell office:value-type="float" office:value="29552" table:style-name="ce43">
            <text:p>29.552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55689141823389743" table:style-name="ce44">
            <text:p>55,7%</text:p>
          </table:table-cell>
          <table:table-cell office:value-type="float" office:value="4282" table:style-name="ce43">
            <text:p>4.282</text:p>
          </table:table-cell>
          <table:table-cell office:value-type="float" office:value="77345" table:style-name="ce43">
            <text:p>77.345</text:p>
          </table:table-cell>
          <table:table-cell office:value-type="percentage" office:value="5.5362337578382569E-2" table:style-name="ce44">
            <text:p>5,5%</text:p>
          </table:table-cell>
          <table:table-cell office:value-type="float" office:value="5998" table:style-name="ce43">
            <text:p>5.998</text:p>
          </table:table-cell>
          <table:table-cell office:value-type="float" office:value="89964" table:style-name="ce43">
            <text:p>89.964</text:p>
          </table:table-cell>
          <table:table-cell office:value-type="percentage" office:value="6.6671112889600287E-2" table:style-name="ce44">
            <text:p>6,7%</text:p>
          </table:table-cell>
          <table:table-cell office:value-type="float" office:value="11465" table:style-name="ce43">
            <text:p>11.465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5.9024613753018158E-2" table:style-name="ce44">
            <text:p>5,9%</text:p>
          </table:table-cell>
          <table:table-cell office:value-type="float" office:value="674" table:style-name="ce43">
            <text:p>674</text:p>
          </table:table-cell>
          <table:table-cell office:value-type="float" office:value="34935" table:style-name="ce43">
            <text:p>34.935</text:p>
          </table:table-cell>
          <table:table-cell office:value-type="percentage" office:value="1.9292972663517961E-2" table:style-name="ce44">
            <text:p>1,9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92243" table:style-name="ce43">
            <text:p>92.243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18397675234949659" table:style-name="ce44">
            <text:p>18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1193" table:style-name="ce43">
            <text:p>221.193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0.9889831304184532" table:style-name="ce44">
            <text:p>98,9%</text:p>
          </table:table-cell>
          <table:table-cell office:value-type="float" office:value="118484" table:style-name="ce43">
            <text:p>118.484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48280021189030603" table:style-name="ce44">
            <text:p>48,3%</text:p>
          </table:table-cell>
          <table:table-cell office:value-type="float" office:value="36146" table:style-name="ce43">
            <text:p>36.146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11346150827905517" table:style-name="ce44">
            <text:p>11,3%</text:p>
          </table:table-cell>
          <table:table-cell office:value-type="float" office:value="32007" table:style-name="ce43">
            <text:p>32.007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8.3969305437135169E-2" table:style-name="ce44">
            <text:p>8,4%</text:p>
          </table:table-cell>
          <table:table-cell office:value-type="float" office:value="44596" table:style-name="ce43">
            <text:p>44.596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6.035049732728872E-2" table:style-name="ce44">
            <text:p>6,0%</text:p>
          </table:table-cell>
          <table:table-cell office:value-type="float" office:value="2879" table:style-name="ce43">
            <text:p>2.879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1.9934635997285732E-2" table:style-name="ce44">
            <text:p>2,0%</text:p>
          </table:table-cell>
          <table:table-cell office:value-type="float" office:value="97" table:style-name="ce43">
            <text:p>97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3842296725985644E-3" table:style-name="ce44">
            <text:p>0,2%</text:p>
          </table:table-cell>
          <table:table-cell office:value-type="float" office:value="455402" table:style-name="ce43">
            <text:p>455.402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2175965765720137" table:style-name="ce44">
            <text:p>21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1768" table:style-name="ce43">
            <text:p>131.768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7465863869698355" table:style-name="ce44">
            <text:p>97,5%</text:p>
          </table:table-cell>
          <table:table-cell office:value-type="float" office:value="80181" table:style-name="ce43">
            <text:p>80.181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50396289149659645" table:style-name="ce44">
            <text:p>50,4%</text:p>
          </table:table-cell>
          <table:table-cell office:value-type="float" office:value="15603" table:style-name="ce43">
            <text:p>15.603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7.1427917452527884E-2" table:style-name="ce44">
            <text:p>7,1%</text:p>
          </table:table-cell>
          <table:table-cell office:value-type="float" office:value="24150" table:style-name="ce43">
            <text:p>24.150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7.8542204645535615E-2" table:style-name="ce44">
            <text:p>7,9%</text:p>
          </table:table-cell>
          <table:table-cell office:value-type="float" office:value="37203" table:style-name="ce43">
            <text:p>37.203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2556631561102754E-2" table:style-name="ce44">
            <text:p>5,3%</text:p>
          </table:table-cell>
          <table:table-cell office:value-type="float" office:value="3957" table:style-name="ce43">
            <text:p>3.957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6465040998408219E-2" table:style-name="ce44">
            <text:p>2,6%</text:p>
          </table:table-cell>
          <table:table-cell office:value-type="float" office:value="93" table:style-name="ce43">
            <text:p>93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1952601265225191E-3" table:style-name="ce44">
            <text:p>0,2%</text:p>
          </table:table-cell>
          <table:table-cell office:value-type="float" office:value="292955" table:style-name="ce43">
            <text:p>292.955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17032623938640576" table:style-name="ce44">
            <text:p>17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31554" table:style-name="ce43">
            <text:p>431.554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6502204849775042" table:style-name="ce44">
            <text:p>96,5%</text:p>
          </table:table-cell>
          <table:table-cell office:value-type="float" office:value="308619" table:style-name="ce43">
            <text:p>308.619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48579078596928654" table:style-name="ce44">
            <text:p>48,6%</text:p>
          </table:table-cell>
          <table:table-cell office:value-type="float" office:value="65220" table:style-name="ce43">
            <text:p>65.220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7.786681694015167E-2" table:style-name="ce44">
            <text:p>7,8%</text:p>
          </table:table-cell>
          <table:table-cell office:value-type="float" office:value="79019" table:style-name="ce43">
            <text:p>79.019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7.2376302918170321E-2" table:style-name="ce44">
            <text:p>7,2%</text:p>
          </table:table-cell>
          <table:table-cell office:value-type="float" office:value="143839" table:style-name="ce43">
            <text:p>143.839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5.1304631930221792E-2" table:style-name="ce44">
            <text:p>5,1%</text:p>
          </table:table-cell>
          <table:table-cell office:value-type="float" office:value="19394" table:style-name="ce43">
            <text:p>19.394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3.486148160398047E-2" table:style-name="ce44">
            <text:p>3,5%</text:p>
          </table:table-cell>
          <table:table-cell office:value-type="float" office:value="310" table:style-name="ce43">
            <text:p>310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1.9391482760346295E-3" table:style-name="ce44">
            <text:p>0,2%</text:p>
          </table:table-cell>
          <table:table-cell office:value-type="float" office:value="1047955" table:style-name="ce43">
            <text:p>1.047.955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16044241753012789" table:style-name="ce44">
            <text:p>16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1784" table:style-name="ce43">
            <text:p>281.784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.0189960619243412" table:style-name="ce44">
            <text:p>101,9%</text:p>
          </table:table-cell>
          <table:table-cell office:value-type="float" office:value="258593" table:style-name="ce43">
            <text:p>258.593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59058105065066158" table:style-name="ce44">
            <text:p>59,1%</text:p>
          </table:table-cell>
          <table:table-cell office:value-type="float" office:value="28447" table:style-name="ce43">
            <text:p>28.447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4.8985067019327463E-2" table:style-name="ce44">
            <text:p>4,9%</text:p>
          </table:table-cell>
          <table:table-cell office:value-type="float" office:value="35537" table:style-name="ce43">
            <text:p>35.537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4.7235669263917354E-2" table:style-name="ce44">
            <text:p>4,7%</text:p>
          </table:table-cell>
          <table:table-cell office:value-type="float" office:value="71139" table:style-name="ce43">
            <text:p>71.139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4.0283312202323146E-2" table:style-name="ce44">
            <text:p>4,0%</text:p>
          </table:table-cell>
          <table:table-cell office:value-type="float" office:value="5787" table:style-name="ce43">
            <text:p>5.787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6401480582937018E-2" table:style-name="ce44">
            <text:p>1,6%</text:p>
          </table:table-cell>
          <table:table-cell office:value-type="float" office:value="116" table:style-name="ce43">
            <text:p>116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1256780754786558E-3" table:style-name="ce44">
            <text:p>0,1%</text:p>
          </table:table-cell>
          <table:table-cell office:value-type="float" office:value="681403" table:style-name="ce43">
            <text:p>681.403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15960513479360225" table:style-name="ce44">
            <text:p>16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5511" table:style-name="ce43">
            <text:p>75.511</text:p>
          </table:table-cell>
          <table:table-cell office:value-type="float" office:value="76005" table:style-name="ce43">
            <text:p>76.005</text:p>
          </table:table-cell>
          <table:table-cell office:value-type="percentage" office:value="0.99350042760344714" table:style-name="ce44">
            <text:p>99,4%</text:p>
          </table:table-cell>
          <table:table-cell office:value-type="float" office:value="61190" table:style-name="ce43">
            <text:p>61.190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66600635639339978" table:style-name="ce44">
            <text:p>66,6%</text:p>
          </table:table-cell>
          <table:table-cell office:value-type="float" office:value="10243" table:style-name="ce43">
            <text:p>10.243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8.1749762564147579E-2" table:style-name="ce44">
            <text:p>8,2%</text:p>
          </table:table-cell>
          <table:table-cell office:value-type="float" office:value="13926" table:style-name="ce43">
            <text:p>13.926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8.2297182299546148E-2" table:style-name="ce44">
            <text:p>8,2%</text:p>
          </table:table-cell>
          <table:table-cell office:value-type="float" office:value="20698" table:style-name="ce43">
            <text:p>20.698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5.8838244574703366E-2" table:style-name="ce44">
            <text:p>5,9%</text:p>
          </table:table-cell>
          <table:table-cell office:value-type="float" office:value="969" table:style-name="ce43">
            <text:p>969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2735253916517716E-2" table:style-name="ce44">
            <text:p>1,3%</text:p>
          </table:table-cell>
          <table:table-cell office:value-type="float" office:value="51" table:style-name="ce43">
            <text:p>51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4340189948933327E-3" table:style-name="ce44">
            <text:p>0,2%</text:p>
          </table:table-cell>
          <table:table-cell office:value-type="float" office:value="182588" table:style-name="ce43">
            <text:p>182.588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20037905517151314" table:style-name="ce44">
            <text:p>20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1715" table:style-name="ce43">
            <text:p>231.715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0.9889586943346621" table:style-name="ce44">
            <text:p>98,9%</text:p>
          </table:table-cell>
          <table:table-cell office:value-type="float" office:value="197088" table:style-name="ce43">
            <text:p>197.088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68017200323023719" table:style-name="ce44">
            <text:p>68,0%</text:p>
          </table:table-cell>
          <table:table-cell office:value-type="float" office:value="17999" table:style-name="ce43">
            <text:p>17.999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5.1881231498269086E-2" table:style-name="ce44">
            <text:p>5,2%</text:p>
          </table:table-cell>
          <table:table-cell office:value-type="float" office:value="24737" table:style-name="ce43">
            <text:p>24.737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6.0945233795446536E-2" table:style-name="ce44">
            <text:p>6,1%</text:p>
          </table:table-cell>
          <table:table-cell office:value-type="float" office:value="40776" table:style-name="ce43">
            <text:p>40.776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4.5867060215702068E-2" table:style-name="ce44">
            <text:p>4,6%</text:p>
          </table:table-cell>
          <table:table-cell office:value-type="float" office:value="1738" table:style-name="ce43">
            <text:p>1.738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1378441192837737E-2" table:style-name="ce44">
            <text:p>1,1%</text:p>
          </table:table-cell>
          <table:table-cell office:value-type="float" office:value="17" table:style-name="ce43">
            <text:p>17</text:p>
          </table:table-cell>
          <table:table-cell office:value-type="float" office:value="44014" table:style-name="ce43">
            <text:p>44.014</text:p>
          </table:table-cell>
          <table:table-cell office:value-type="percentage" office:value="3.8624074158222384E-4" table:style-name="ce44">
            <text:p>0,0%</text:p>
          </table:table-cell>
          <table:table-cell office:value-type="float" office:value="514070" table:style-name="ce43">
            <text:p>514.070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21758259711687292" table:style-name="ce44">
            <text:p>21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520" table:style-name="ce43">
            <text:p>22.520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.0140946548385643" table:style-name="ce44">
            <text:p>101,4%</text:p>
          </table:table-cell>
          <table:table-cell office:value-type="float" office:value="15192" table:style-name="ce43">
            <text:p>15.192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54015999999999997" table:style-name="ce44">
            <text:p>54,0%</text:p>
          </table:table-cell>
          <table:table-cell office:value-type="float" office:value="3975" table:style-name="ce43">
            <text:p>3.975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10538734821570603" table:style-name="ce44">
            <text:p>10,5%</text:p>
          </table:table-cell>
          <table:table-cell office:value-type="float" office:value="3529" table:style-name="ce43">
            <text:p>3.529</text:p>
          </table:table-cell>
          <table:table-cell office:value-type="float" office:value="47664" table:style-name="ce43">
            <text:p>47.664</text:p>
          </table:table-cell>
          <table:table-cell office:value-type="percentage" office:value="7.4039107082913724E-2" table:style-name="ce44">
            <text:p>7,4%</text:p>
          </table:table-cell>
          <table:table-cell office:value-type="float" office:value="4917" table:style-name="ce43">
            <text:p>4.917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4.568938281700087E-2" table:style-name="ce44">
            <text:p>4,6%</text:p>
          </table:table-cell>
          <table:table-cell office:value-type="float" office:value="409" table:style-name="ce43">
            <text:p>409</text:p>
          </table:table-cell>
          <table:table-cell office:value-type="float" office:value="21170" table:style-name="ce43">
            <text:p>21.170</text:p>
          </table:table-cell>
          <table:table-cell office:value-type="percentage" office:value="1.9319792158715161E-2" table:style-name="ce44">
            <text:p>1,9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50551" table:style-name="ce43">
            <text:p>50.551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18668109369691419" table:style-name="ce44">
            <text:p>18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51838" table:style-name="ce43">
            <text:p>351.838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662640543554083" table:style-name="ce44">
            <text:p>96,6%</text:p>
          </table:table-cell>
          <table:table-cell office:value-type="float" office:value="231104" table:style-name="ce43">
            <text:p>231.104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43929356886106891" table:style-name="ce44">
            <text:p>43,9%</text:p>
          </table:table-cell>
          <table:table-cell office:value-type="float" office:value="57656" table:style-name="ce43">
            <text:p>57.656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8.1976559845192032E-2" table:style-name="ce44">
            <text:p>8,2%</text:p>
          </table:table-cell>
          <table:table-cell office:value-type="float" office:value="54857" table:style-name="ce43">
            <text:p>54.857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5.6391816057640813E-2" table:style-name="ce44">
            <text:p>5,6%</text:p>
          </table:table-cell>
          <table:table-cell office:value-type="float" office:value="117129" table:style-name="ce43">
            <text:p>117.129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4.6595566680205605E-2" table:style-name="ce44">
            <text:p>4,7%</text:p>
          </table:table-cell>
          <table:table-cell office:value-type="float" office:value="14741" table:style-name="ce43">
            <text:p>14.741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3.0728597753670921E-2" table:style-name="ce44">
            <text:p>3,1%</text:p>
          </table:table-cell>
          <table:table-cell office:value-type="float" office:value="172" table:style-name="ce43">
            <text:p>172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1.265999808627936E-3" table:style-name="ce44">
            <text:p>0,1%</text:p>
          </table:table-cell>
          <table:table-cell office:value-type="float" office:value="827497" table:style-name="ce43">
            <text:p>827.497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1452864770017257" table:style-name="ce44">
            <text:p>14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68499" table:style-name="ce43">
            <text:p>68.499</text:p>
          </table:table-cell>
          <table:table-cell office:value-type="float" office:value="69771" table:style-name="ce43">
            <text:p>69.771</text:p>
          </table:table-cell>
          <table:table-cell office:value-type="percentage" office:value="0.98176892978458097" table:style-name="ce44">
            <text:p>98,2%</text:p>
          </table:table-cell>
          <table:table-cell office:value-type="float" office:value="48901" table:style-name="ce43">
            <text:p>48.901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47523299546156911" table:style-name="ce44">
            <text:p>47,5%</text:p>
          </table:table-cell>
          <table:table-cell office:value-type="float" office:value="8065" table:style-name="ce43">
            <text:p>8.065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5.4897930011095303E-2" table:style-name="ce44">
            <text:p>5,5%</text:p>
          </table:table-cell>
          <table:table-cell office:value-type="float" office:value="14135" table:style-name="ce43">
            <text:p>14.135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6.6281839666879241E-2" table:style-name="ce44">
            <text:p>6,6%</text:p>
          </table:table-cell>
          <table:table-cell office:value-type="float" office:value="28143" table:style-name="ce43">
            <text:p>28.143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5.1051672063345217E-2" table:style-name="ce44">
            <text:p>5,1%</text:p>
          </table:table-cell>
          <table:table-cell office:value-type="float" office:value="2576" table:style-name="ce43">
            <text:p>2.576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2.1707804191561261E-2" table:style-name="ce44">
            <text:p>2,2%</text:p>
          </table:table-cell>
          <table:table-cell office:value-type="float" office:value="108" table:style-name="ce43">
            <text:p>108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1113159714219866E-3" table:style-name="ce44">
            <text:p>0,3%</text:p>
          </table:table-cell>
          <table:table-cell office:value-type="float" office:value="170427" table:style-name="ce43">
            <text:p>170.427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13772112496454486" table:style-name="ce44">
            <text:p>13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0256" table:style-name="ce43">
            <text:p>40.256</text:p>
          </table:table-cell>
          <table:table-cell office:value-type="float" office:value="41166" table:style-name="ce43">
            <text:p>41.166</text:p>
          </table:table-cell>
          <table:table-cell office:value-type="percentage" office:value="0.97789437885633779" table:style-name="ce44">
            <text:p>97,8%</text:p>
          </table:table-cell>
          <table:table-cell office:value-type="float" office:value="31710" table:style-name="ce43">
            <text:p>31.710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56836105534843706" table:style-name="ce44">
            <text:p>56,8%</text:p>
          </table:table-cell>
          <table:table-cell office:value-type="float" office:value="6322" table:style-name="ce43">
            <text:p>6.322</text:p>
          </table:table-cell>
          <table:table-cell office:value-type="float" office:value="73844" table:style-name="ce43">
            <text:p>73.844</text:p>
          </table:table-cell>
          <table:table-cell office:value-type="percentage" office:value="8.561291370998321E-2" table:style-name="ce44">
            <text:p>8,6%</text:p>
          </table:table-cell>
          <table:table-cell office:value-type="float" office:value="8031" table:style-name="ce43">
            <text:p>8.031</text:p>
          </table:table-cell>
          <table:table-cell office:value-type="float" office:value="96694" table:style-name="ce43">
            <text:p>96.694</text:p>
          </table:table-cell>
          <table:table-cell office:value-type="percentage" office:value="8.3055825594142346E-2" table:style-name="ce44">
            <text:p>8,3%</text:p>
          </table:table-cell>
          <table:table-cell office:value-type="float" office:value="12817" table:style-name="ce43">
            <text:p>12.817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5.7468120594723532E-2" table:style-name="ce44">
            <text:p>5,7%</text:p>
          </table:table-cell>
          <table:table-cell office:value-type="float" office:value="956" table:style-name="ce43">
            <text:p>956</text:p>
          </table:table-cell>
          <table:table-cell office:value-type="float" office:value="48505" table:style-name="ce43">
            <text:p>48.505</text:p>
          </table:table-cell>
          <table:table-cell office:value-type="percentage" office:value="1.9709308318730027E-2" table:style-name="ce44">
            <text:p>2,0%</text:p>
          </table:table-cell>
          <table:table-cell office:value-type="float" office:value="5" table:style-name="ce43">
            <text:p>5</text:p>
          </table:table-cell>
          <table:table-cell office:value-type="float" office:value="13906" table:style-name="ce43">
            <text:p>13.906</text:p>
          </table:table-cell>
          <table:table-cell office:value-type="percentage" office:value="3.5955702574428305E-4" table:style-name="ce44">
            <text:p>0,0%</text:p>
          </table:table-cell>
          <table:table-cell office:value-type="float" office:value="100097" table:style-name="ce43">
            <text:p>100.097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18102851148869217" table:style-name="ce44">
            <text:p>18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4463" table:style-name="ce43">
            <text:p>154.463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0.97792339347894908" table:style-name="ce44">
            <text:p>97,8%</text:p>
          </table:table-cell>
          <table:table-cell office:value-type="float" office:value="77188" table:style-name="ce43">
            <text:p>77.188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36224722054054559" table:style-name="ce44">
            <text:p>36,2%</text:p>
          </table:table-cell>
          <table:table-cell office:value-type="float" office:value="16038" table:style-name="ce43">
            <text:p>16.038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5.7254238377261089E-2" table:style-name="ce44">
            <text:p>5,7%</text:p>
          </table:table-cell>
          <table:table-cell office:value-type="float" office:value="24751" table:style-name="ce43">
            <text:p>24.751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7.2801983663600772E-2" table:style-name="ce44">
            <text:p>7,3%</text:p>
          </table:table-cell>
          <table:table-cell office:value-type="float" office:value="40192" table:style-name="ce43">
            <text:p>40.192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5448790023853244E-2" table:style-name="ce44">
            <text:p>5,5%</text:p>
          </table:table-cell>
          <table:table-cell office:value-type="float" office:value="3770" table:style-name="ce43">
            <text:p>3.770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6866586375718877E-2" table:style-name="ce44">
            <text:p>2,7%</text:p>
          </table:table-cell>
          <table:table-cell office:value-type="float" office:value="8" table:style-name="ce43">
            <text:p>8</text:p>
          </table:table-cell>
          <table:table-cell office:value-type="float" office:value="41824" table:style-name="ce43">
            <text:p>41.824</text:p>
          </table:table-cell>
          <table:table-cell office:value-type="percentage" office:value="1.9127773527161438E-4" table:style-name="ce44">
            <text:p>0,0%</text:p>
          </table:table-cell>
          <table:table-cell office:value-type="float" office:value="316410" table:style-name="ce43">
            <text:p>316.410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16669625730260895" table:style-name="ce44">
            <text:p>16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39" table:style-name="ce43">
            <text:p>2.239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595009596928983" table:style-name="ce44">
            <text:p>86,0%</text:p>
          </table:table-cell>
          <table:table-cell office:value-type="float" office:value="3373" table:style-name="ce43">
            <text:p>3.373</text:p>
          </table:table-cell>
          <table:table-cell office:value-type="float" office:value="4318" table:style-name="ce43">
            <text:p>4.318</text:p>
          </table:table-cell>
          <table:table-cell office:value-type="percentage" office:value="0.78114867994441872" table:style-name="ce44">
            <text:p>78,1%</text:p>
          </table:table-cell>
          <table:table-cell office:value-type="float" office:value="995" table:style-name="ce43">
            <text:p>995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266386661575665" table:style-name="ce44">
            <text:p>12,7%</text:p>
          </table:table-cell>
          <table:table-cell office:value-type="float" office:value="664" table:style-name="ce43">
            <text:p>664</text:p>
          </table:table-cell>
          <table:table-cell office:value-type="float" office:value="11556" table:style-name="ce43">
            <text:p>11.556</text:p>
          </table:table-cell>
          <table:table-cell office:value-type="percentage" office:value="5.7459328487365874E-2" table:style-name="ce44">
            <text:p>5,7%</text:p>
          </table:table-cell>
          <table:table-cell office:value-type="float" office:value="922" table:style-name="ce43">
            <text:p>922</text:p>
          </table:table-cell>
          <table:table-cell office:value-type="float" office:value="30066" table:style-name="ce43">
            <text:p>30.066</text:p>
          </table:table-cell>
          <table:table-cell office:value-type="percentage" office:value="3.0665868422803166E-2" table:style-name="ce44">
            <text:p>3,1%</text:p>
          </table:table-cell>
          <table:table-cell office:value-type="float" office:value="64" table:style-name="ce43">
            <text:p>64</text:p>
          </table:table-cell>
          <table:table-cell office:value-type="float" office:value="7581" table:style-name="ce43">
            <text:p>7.581</text:p>
          </table:table-cell>
          <table:table-cell office:value-type="percentage" office:value="8.4421580266455607E-3" table:style-name="ce44">
            <text:p>0,8%</text:p>
          </table:table-cell>
          <table:table-cell office:value-type="float" office:value="0" table:style-name="ce43">
            <text:p>0</text:p>
          </table:table-cell>
          <table:table-cell office:value-type="float" office:value="2175" table:style-name="ce4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8257" table:style-name="ce43">
            <text:p>8.257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2480727954291242" table:style-name="ce44">
            <text:p>12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700" table:style-name="ce43">
            <text:p>1.700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2371221796509155" table:style-name="ce44">
            <text:p>72,4%</text:p>
          </table:table-cell>
          <table:table-cell office:value-type="float" office:value="2424" table:style-name="ce43">
            <text:p>2.424</text:p>
          </table:table-cell>
          <table:table-cell office:value-type="float" office:value="3748" table:style-name="ce43">
            <text:p>3.748</text:p>
          </table:table-cell>
          <table:table-cell office:value-type="percentage" office:value="0.6467449306296692" table:style-name="ce44">
            <text:p>64,7%</text:p>
          </table:table-cell>
          <table:table-cell office:value-type="float" office:value="1385" table:style-name="ce43">
            <text:p>1.385</text:p>
          </table:table-cell>
          <table:table-cell office:value-type="float" office:value="7827" table:style-name="ce43">
            <text:p>7.827</text:p>
          </table:table-cell>
          <table:table-cell office:value-type="percentage" office:value="0.17695157787147056" table:style-name="ce44">
            <text:p>17,7%</text:p>
          </table:table-cell>
          <table:table-cell office:value-type="float" office:value="596" table:style-name="ce43">
            <text:p>596</text:p>
          </table:table-cell>
          <table:table-cell office:value-type="float" office:value="11299" table:style-name="ce43">
            <text:p>11.299</text:p>
          </table:table-cell>
          <table:table-cell office:value-type="percentage" office:value="5.2748030799185767E-2" table:style-name="ce44">
            <text:p>5,3%</text:p>
          </table:table-cell>
          <table:table-cell office:value-type="float" office:value="903" table:style-name="ce43">
            <text:p>903</text:p>
          </table:table-cell>
          <table:table-cell office:value-type="float" office:value="30095" table:style-name="ce43">
            <text:p>30.095</text:p>
          </table:table-cell>
          <table:table-cell office:value-type="percentage" office:value="3.0004984216647282E-2" table:style-name="ce44">
            <text:p>3,0%</text:p>
          </table:table-cell>
          <table:table-cell office:value-type="float" office:value="76" table:style-name="ce43">
            <text:p>76</text:p>
          </table:table-cell>
          <table:table-cell office:value-type="float" office:value="8536" table:style-name="ce43">
            <text:p>8.536</text:p>
          </table:table-cell>
          <table:table-cell office:value-type="percentage" office:value="8.9034676663542651E-3" table:style-name="ce44">
            <text:p>0,9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7090" table:style-name="ce43">
            <text:p>7.090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10713530176191484" table:style-name="ce44">
            <text:p>10,7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3" table:style-name="ce46">
            <text:p>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21" table:style-name="ce46">
            <text:p>62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639" table:style-name="ce46">
            <text:p>1.63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44" table:style-name="ce46">
            <text:p>6.74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9" table:style-name="ce46">
            <text:p>51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9530" table:style-name="ce46">
            <text:p>9.530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782028" table:style-name="ce50">
            <text:p>2.782.028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0.98165294295320016" table:style-name="ce51">
            <text:p>98,2%</text:p>
          </table:table-cell>
          <table:table-cell office:value-type="float" office:value="2162567" table:style-name="ce50">
            <text:p>2.162.567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54609657213491258" table:style-name="ce51">
            <text:p>54,6%</text:p>
          </table:table-cell>
          <table:table-cell office:value-type="float" office:value="383686" table:style-name="ce50">
            <text:p>383.686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7.1891888043176436E-2" table:style-name="ce51">
            <text:p>7,2%</text:p>
          </table:table-cell>
          <table:table-cell office:value-type="float" office:value="465982" table:style-name="ce50">
            <text:p>465.982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6.6253622407442536E-2" table:style-name="ce51">
            <text:p>6,6%</text:p>
          </table:table-cell>
          <table:table-cell office:value-type="float" office:value="838677" table:style-name="ce50">
            <text:p>838.677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5.0201803375806209E-2" table:style-name="ce51">
            <text:p>5,0%</text:p>
          </table:table-cell>
          <table:table-cell office:value-type="float" office:value="81791" table:style-name="ce50">
            <text:p>81.791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2.4708039968594983E-2" table:style-name="ce51">
            <text:p>2,5%</text:p>
          </table:table-cell>
          <table:table-cell office:value-type="float" office:value="1425" table:style-name="ce50">
            <text:p>1.425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1.5015030836131749E-3" table:style-name="ce51">
            <text:p>0,2%</text:p>
          </table:table-cell>
          <table:table-cell office:value-type="float" office:value="6716156" table:style-name="ce50">
            <text:p>6.716.156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16736072240739069" table:style-name="ce51">
            <text:p>16,7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13T17:36:06Z</meta:creation-date>
    <dc:date>2021-05-13T17:36:33Z</dc:date>
  </office:meta>
</office:document-meta>
</file>